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866cm" fo:min-width="2.99cm"/>
    </style:style>
    <style:style style:name="gr2" style:family="graphic" style:parent-style-name="standard">
      <style:graphic-properties draw:fill="none" draw:textarea-horizontal-align="justify" draw:textarea-vertical-align="top" draw:auto-grow-height="false" fo:min-height="18.011cm" fo:min-width="7.745cm"/>
    </style:style>
    <style:style style:name="gr3" style:family="graphic" style:parent-style-name="objectwithoutfill">
      <style:graphic-properties draw:fill="none" draw:textarea-horizontal-align="center" draw:textarea-vertical-align="middl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textarea-horizontal-align="justify" draw:textarea-vertical-align="middle" draw:auto-grow-height="false" fo:min-height="4.289cm" fo:min-width="5.855cm"/>
    </style:style>
    <style:style style:name="gr7" style:family="graphic" style:parent-style-name="standard">
      <style:graphic-properties draw:textarea-horizontal-align="justify" draw:textarea-vertical-align="middle" draw:auto-grow-height="false" fo:min-height="2.603cm" fo:min-width="4.688cm"/>
    </style:style>
    <style:style style:name="gr8" style:family="graphic" style:parent-style-name="standard">
      <style:graphic-properties draw:textarea-horizontal-align="justify" draw:textarea-vertical-align="middle" draw:auto-grow-height="false" fo:min-height="2.603cm" fo:min-width="6.816cm"/>
    </style:style>
    <style:style style:name="gr9" style:family="graphic" style:parent-style-name="standard">
      <style:graphic-properties draw:textarea-horizontal-align="justify" draw:textarea-vertical-align="middle" draw:auto-grow-height="false" fo:min-height="2.603cm" fo:min-width="13.091cm"/>
    </style:style>
    <style:style style:name="gr10" style:family="graphic">
      <style:graphic-properties style:protect="siz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draw:fill="none" fo:min-height="0.556cm"/>
    </style:style>
    <style:style style:name="gr14" style:family="graphic" style:parent-style-name="standard">
      <style:graphic-properties draw:stroke="none" draw:fill="none" fo:min-height="0.319cm"/>
    </style:style>
    <style:style style:name="gr15" style:family="graphic" style:parent-style-name="standard">
      <style:graphic-properties draw:stroke="none" svg:stroke-color="#000000" draw:fill="none" draw:fill-color="#ffffff" draw:auto-grow-height="true" draw:auto-grow-width="false" fo:max-height="0cm" fo:min-height="0.789cm"/>
    </style:style>
    <style:style style:name="gr16" style:family="graphic" style:parent-style-name="standard">
      <style:graphic-properties draw:textarea-vertical-align="middle" draw:auto-grow-height="false" fo:min-height="0.749cm" fo:min-width="0.499cm"/>
    </style:style>
    <style:style style:name="gr17" style:family="graphic" style:parent-style-name="standard">
      <style:graphic-properties draw:textarea-horizontal-align="justify" draw:textarea-vertical-align="middle" draw:auto-grow-height="false" draw:shadow="hidden"/>
    </style:style>
    <style:style style:name="gr18" style:family="graphic" style:parent-style-name="standard">
      <style:graphic-properties draw:stroke="none" draw:fill="none" fo:min-height="0.712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556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marker-end="Arrow" draw:marker-end-width="0.3cm" draw:textarea-horizontal-align="center"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475cm"/>
    </style:style>
    <style:style style:name="gr24" style:family="graphic" style:parent-style-name="objectwithoutfill">
      <style:graphic-properties draw:marker-end="Arrow" draw:fill="none" draw:textarea-horizontal-align="center"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0.949cm"/>
    </style:style>
    <style:style style:name="gr26" style:family="graphic" style:parent-style-name="standard">
      <style:graphic-properties draw:stroke="none" svg:stroke-color="#000000" draw:fill="none" draw:fill-color="#ffffff" draw:auto-grow-height="true" draw:auto-grow-width="false" fo:max-height="0cm" fo:min-height="2.371cm"/>
    </style:style>
    <style:style style:name="gr27" style:family="graphic" style:parent-style-name="standard">
      <style:graphic-properties draw:stroke="none" svg:stroke-color="#000000" draw:fill="none" draw:fill-color="#ffffff" draw:auto-grow-height="true" draw:auto-grow-width="false" fo:max-height="0cm" fo:min-height="1.897cm"/>
    </style:style>
    <style:style style:name="gr28" style:family="graphic" style:parent-style-name="standard">
      <style:graphic-properties draw:stroke="none" draw:fill="none" fo:min-height="2.372cm"/>
    </style:style>
    <style:style style:name="gr29" style:family="graphic" style:parent-style-name="standard">
      <style:graphic-properties draw:stroke="none" svg:stroke-color="#000000" draw:fill="none" draw:fill-color="#ffffff" draw:auto-grow-height="true" draw:auto-grow-width="false" fo:max-height="0cm" fo:min-height="0.395cm"/>
    </style:style>
    <style:style style:name="gr30" style:family="graphic" style:parent-style-name="standard">
      <style:graphic-properties draw:stroke="none" svg:stroke-color="#000000" draw:fill="none" draw:fill-color="#ffffff" draw:auto-grow-height="true" draw:auto-grow-width="false" fo:max-height="0cm" fo:min-height="1.577cm"/>
    </style:style>
    <style:style style:name="gr31" style:family="graphic" style:parent-style-name="standard">
      <style:graphic-properties draw:stroke="none" svg:stroke-color="#000000" draw:fill="none" draw:fill-color="#ffffff" draw:auto-grow-height="true" draw:auto-grow-width="false" fo:max-height="0cm" fo:min-height="1.251cm"/>
    </style:style>
    <style:style style:name="gr32" style:family="graphic" style:parent-style-name="standard">
      <style:graphic-properties draw:stroke="none" svg:stroke-color="#000000" draw:fill="none" draw:fill-color="#ffffff" draw:auto-grow-height="true" draw:auto-grow-width="false" fo:max-height="0cm" fo:min-height="1.971cm"/>
    </style:style>
    <style:style style:name="gr33" style:family="graphic" style:parent-style-name="standard">
      <style:graphic-properties draw:stroke="none" svg:stroke-color="#000000" draw:fill="none" draw:fill-color="#ffffff" draw:auto-grow-height="true" draw:auto-grow-width="false" fo:max-height="0cm" fo:min-height="1.183cm"/>
    </style:style>
    <style:style style:name="gr34" style:family="graphic" style:parent-style-name="objectwithoutfill">
      <style:graphic-properties draw:stroke="dash" draw:stroke-dash="Fine_20_Dashed" draw:marker-end="Arrow" draw:fill="none" draw:textarea-horizontal-align="center" draw:textarea-vertical-align="middle"/>
    </style:style>
    <style:style style:name="gr35" style:family="graphic" style:parent-style-name="standard">
      <style:graphic-properties draw:textarea-horizontal-align="justify" draw:textarea-vertical-align="middle" draw:auto-grow-height="false" fo:wrap-option="wrap"/>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color="#ffffff"/>
      <style:text-properties fo:font-size="20pt"/>
    </style:style>
    <style:style style:name="P6" style:family="paragraph">
      <loext:graphic-properties draw:fill="none"/>
      <style:text-properties fo:font-size="14pt" fo:font-weight="bold" style:font-size-asian="14pt" style:font-weight-asian="bold" style:font-size-complex="14pt" style:font-weight-complex="bold"/>
    </style:style>
    <style:style style:name="P7" style:family="paragraph">
      <loext:graphic-properties draw:fill="none"/>
      <style:text-properties fo:font-size="8pt" style:font-size-asian="8pt" style:font-size-complex="8pt"/>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style:text-properties fo:font-size="18pt" fo:font-weight="bold" style:font-size-asian="18pt" style:font-weight-asian="bold" style:font-size-complex="18pt" style:font-weight-complex="bold"/>
    </style:style>
    <style:style style:name="P10" style:family="paragraph">
      <loext:graphic-properties draw:fill-color="#ffffff"/>
    </style:style>
    <style:style style:name="P11" style:family="paragraph">
      <style:paragraph-properties fo:text-align="center"/>
      <style:text-properties fo:font-size="18pt"/>
    </style:style>
    <style:style style:name="P12" style:family="paragraph">
      <style:paragraph-properties fo:text-align="center"/>
      <style:text-properties fo:font-size="12pt" style:font-size-asian="12pt" style:font-size-complex="12pt"/>
    </style:style>
    <style:style style:name="P13" style:family="paragraph">
      <style:paragraph-properties fo:text-align="center"/>
      <style:text-properties fo:font-size="13pt" style:font-size-asian="13pt" style:font-size-complex="13pt"/>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style:paragraph-properties fo:text-align="center"/>
      <style:text-properties fo:font-size="12pt" fo:font-weight="bold" style:font-size-asian="12pt" style:font-weight-asian="bold" style:font-size-complex="12pt" style:font-weight-complex="bold"/>
    </style:style>
    <style:style style:name="P16" style:family="paragraph">
      <style:paragraph-properties fo:text-align="end"/>
      <style:text-properties fo:font-size="12pt" style:font-size-asian="12pt" style:font-size-complex="12pt"/>
    </style:style>
    <style:style style:name="P17" style:family="paragraph">
      <loext:graphic-properties draw:fill="none"/>
      <style:paragraph-properties fo:text-align="center"/>
      <style:text-properties fo:font-size="18pt"/>
    </style:style>
    <style:style style:name="P18" style:family="paragraph">
      <loext:graphic-properties draw:fill="none" draw:fill-color="#ffffff"/>
      <style:text-properties fo:font-size="10pt" fo:text-shadow="none" style:text-underline-style="none" style:font-size-asian="10pt" style:font-size-complex="10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8pt" style:font-size-asian="8pt" style:font-size-complex="8pt"/>
    </style:style>
    <style:style style:name="T4" style:family="text">
      <style:text-properties fo:font-size="10pt" style:font-size-asian="10pt" style:font-size-complex="10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style>
    <style:style style:name="T7" style:family="text">
      <style:text-properties fo:font-size="12pt" style:font-size-asian="12pt" style:font-size-complex="12pt"/>
    </style:style>
    <style:style style:name="T8" style:family="text">
      <style:text-properties fo:font-size="13pt" style:font-size-asian="13pt" style:font-size-complex="13pt"/>
    </style:style>
    <style:style style:name="T9" style:family="text">
      <style:text-properties fo:font-size="10pt" fo:text-shadow="none" style:text-underline-style="none"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custom-shape draw:style-name="gr1" draw:text-style-name="P1" draw:layer="layout" svg:width="3.49cm" svg:height="2.116cm" svg:x="3.434cm" svg:y="3.166cm">
          <text:p text:style-name="P1">Slot 1</text:p>
          <draw:enhanced-geometry svg:viewBox="0 0 21600 21600" draw:type="rectangle" draw:enhanced-path="M 0 0 L 21600 0 21600 21600 0 21600 0 0 Z N"/>
        </draw:custom-shape>
        <draw:custom-shape draw:style-name="gr1" draw:text-style-name="P1" draw:layer="layout" svg:width="3.49cm" svg:height="2.116cm" svg:x="3.434cm" svg:y="7.298cm">
          <text:p text:style-name="P1">Slot 2</text:p>
          <draw:enhanced-geometry svg:viewBox="0 0 21600 21600" draw:type="rectangle" draw:enhanced-path="M 0 0 L 21600 0 21600 21600 0 21600 0 0 Z N"/>
        </draw:custom-shape>
        <draw:custom-shape draw:style-name="gr1" draw:text-style-name="P1" draw:layer="layout" svg:width="3.49cm" svg:height="2.116cm" svg:x="3.434cm" svg:y="11.474cm">
          <text:p text:style-name="P1">Slot 3</text:p>
          <draw:enhanced-geometry svg:viewBox="0 0 21600 21600" draw:type="rectangle" draw:enhanced-path="M 0 0 L 21600 0 21600 21600 0 21600 0 0 Z N"/>
        </draw:custom-shape>
        <draw:custom-shape draw:style-name="gr1" draw:text-style-name="P1" draw:layer="layout" svg:width="3.49cm" svg:height="2.116cm" svg:x="3.434cm" svg:y="16.636cm">
          <text:p text:style-name="P1">Slot n</text:p>
          <draw:enhanced-geometry svg:viewBox="0 0 21600 21600" draw:type="rectangle" draw:enhanced-path="M 0 0 L 21600 0 21600 21600 0 21600 0 0 Z N"/>
        </draw:custom-shape>
        <draw:custom-shape draw:style-name="gr2" draw:text-style-name="P2" draw:layer="layout" svg:width="8.245cm" svg:height="18.261cm" svg:x="2.468cm" svg:y="1.842cm">
          <text:p text:style-name="P1">PCI Bus</text:p>
          <draw:enhanced-geometry svg:viewBox="0 0 21600 21600" draw:type="rectangle" draw:enhanced-path="M 0 0 L 21600 0 21600 21600 0 21600 0 0 Z N"/>
        </draw:custom-shape>
        <draw:line draw:style-name="gr3" draw:text-style-name="P2" draw:layer="layout" svg:x1="7.496cm" svg:y1="2.983cm" svg:x2="7.496cm" svg:y2="19.351cm">
          <text:p/>
        </draw:line>
        <draw:line draw:style-name="gr4" draw:text-style-name="P2" draw:layer="layout" svg:x1="10.713cm" svg:y1="1.479cm" svg:x2="9.312cm" svg:y2="2.543cm">
          <text:p/>
        </draw:line>
        <draw:frame draw:style-name="gr5" draw:text-style-name="P3" draw:layer="layout" svg:width="3.606cm" svg:height="1.673cm" svg:x="11.127cm" svg:y="0.726cm">
          <draw:text-box>
            <text:p>Interrupt links</text:p>
          </draw:text-box>
        </draw:frame>
        <draw:line draw:style-name="gr3" draw:text-style-name="P2" draw:layer="layout" svg:x1="6.952cm" svg:y1="3.658cm" svg:x2="8.249cm" svg:y2="3.658cm">
          <text:p/>
        </draw:line>
        <draw:line draw:style-name="gr3" draw:text-style-name="P2" draw:layer="layout" svg:x1="8.196cm" svg:y1="2.983cm" svg:x2="8.196cm" svg:y2="19.351cm">
          <text:p/>
        </draw:line>
        <draw:line draw:style-name="gr3" draw:text-style-name="P2" draw:layer="layout" svg:x1="8.896cm" svg:y1="2.983cm" svg:x2="8.896cm" svg:y2="19.351cm">
          <text:p/>
        </draw:line>
        <draw:line draw:style-name="gr3" draw:text-style-name="P2" draw:layer="layout" svg:x1="9.796cm" svg:y1="2.983cm" svg:x2="9.796cm" svg:y2="19.351cm">
          <text:p/>
        </draw:line>
        <draw:line draw:style-name="gr3" draw:text-style-name="P2" draw:layer="layout" svg:x1="6.953cm" svg:y1="4.258cm" svg:x2="8.845cm" svg:y2="4.254cm">
          <text:p/>
        </draw:line>
        <draw:frame draw:style-name="gr5" draw:text-style-name="P4" draw:layer="layout" svg:width="2.801cm" svg:height="1.673cm" svg:x="6.303cm" svg:y="19.327cm">
          <draw:text-box>
            <text:p><text:span text:style-name="T1">LNKA</text:span></text:p>
          </draw:text-box>
        </draw:frame>
        <draw:frame draw:style-name="gr5" draw:text-style-name="P4" draw:layer="layout" svg:width="2.801cm" svg:height="1.673cm" svg:x="9.004cm" svg:y="19.328cm">
          <draw:text-box>
            <text:p><text:span text:style-name="T1">LNKD</text:span></text:p>
          </draw:text-box>
        </draw:frame>
        <draw:line draw:style-name="gr4" draw:text-style-name="P2" draw:layer="layout" svg:x1="3.942cm" svg:y1="5.992cm" svg:x2="6.822cm" svg:y2="4.41cm">
          <text:p/>
        </draw:line>
        <draw:frame draw:style-name="gr5" draw:text-style-name="P3" draw:layer="layout" svg:width="4.358cm" svg:height="1.673cm" svg:x="2.827cm" svg:y="5.827cm">
          <draw:text-box>
            <text:p>Interrupt pin</text:p>
          </draw:text-box>
        </draw:frame>
        <draw:custom-shape draw:style-name="gr6" draw:text-style-name="P1" draw:layer="layout" svg:width="6.355cm" svg:height="4.539cm" svg:x="13.437cm" svg:y="3.269cm">
          <text:p text:style-name="P1">PIR</text:p>
          <draw:enhanced-geometry svg:viewBox="0 0 21600 21600" draw:type="rectangle" draw:enhanced-path="M 0 0 L 21600 0 21600 21600 0 21600 0 0 Z N"/>
        </draw:custom-shape>
        <draw:custom-shape draw:style-name="gr7" draw:text-style-name="P1" xml:id="id1" draw:id="id1" draw:layer="layout" svg:width="5.188cm" svg:height="2.853cm" svg:x="13.459cm" svg:y="9.336cm">
          <text:p text:style-name="P1">PIC 8259 <text:line-break/>(Slave)</text:p>
          <draw:enhanced-geometry svg:viewBox="0 0 21600 21600" draw:type="rectangle" draw:enhanced-path="M 0 0 L 21600 0 21600 21600 0 21600 0 0 Z N"/>
        </draw:custom-shape>
        <draw:custom-shape draw:style-name="gr8" draw:text-style-name="P1" xml:id="id2" draw:id="id2" draw:layer="layout" svg:width="7.316cm" svg:height="2.853cm" svg:x="18.988cm" svg:y="12.841cm">
          <text:p text:style-name="P1">PIC 8259 <text:line-break/>(Master)</text:p>
          <draw:enhanced-geometry svg:viewBox="0 0 21600 21600" draw:type="rectangle" draw:enhanced-path="M 0 0 L 21600 0 21600 21600 0 21600 0 0 Z N"/>
        </draw:custom-shape>
        <draw:custom-shape draw:style-name="gr9" draw:text-style-name="P1" draw:layer="layout" svg:width="13.591cm" svg:height="2.853cm" svg:x="12.711cm" svg:y="17.173cm">
          <text:p text:style-name="P1">CPU</text:p>
          <draw:enhanced-geometry svg:viewBox="0 0 21600 21600" draw:type="rectangle" draw:enhanced-path="M 0 0 L 21600 0 21600 21600 0 21600 0 0 Z N"/>
        </draw:custom-shape>
        <draw:line draw:style-name="gr4" draw:text-style-name="P2" draw:layer="layout" svg:x1="23.799cm" svg:y1="15.646cm" svg:x2="23.799cm" svg:y2="17.202cm">
          <text:p/>
        </draw:line>
        <draw:line draw:style-name="gr4" draw:text-style-name="P2" draw:layer="layout" svg:x1="14.7cm" svg:y1="7.846cm" svg:x2="14.7cm" svg:y2="9.402cm">
          <text:p/>
        </draw:line>
        <draw:line draw:style-name="gr4" draw:text-style-name="P2" draw:layer="layout" svg:x1="16.101cm" svg:y1="7.846cm" svg:x2="16.101cm" svg:y2="9.402cm">
          <text:p/>
        </draw:line>
        <draw:line draw:style-name="gr4" draw:text-style-name="P2" draw:layer="layout" svg:x1="17.602cm" svg:y1="7.846cm" svg:x2="17.602cm" svg:y2="9.402cm">
          <text:p/>
        </draw:line>
        <draw:connector draw:style-name="gr4" draw:text-style-name="P2" draw:layer="layout" svg:x1="16.053cm" svg:y1="12.189cm" svg:x2="18.988cm" svg:y2="14.267cm" draw:start-shape="id1" draw:start-glue-point="2" draw:end-shape="id2" draw:end-glue-point="3" svg:d="M16053 12189v2078h2935" svg:viewBox="0 0 2936 2079">
          <text:p/>
        </draw:connector>
        <draw:custom-shape draw:style-name="gr6" draw:text-style-name="P1" draw:layer="layout" svg:width="6.355cm" svg:height="4.539cm" svg:x="20.752cm" svg:y="3.218cm">
          <text:p text:style-name="P1">ISA interrupt</text:p>
          <text:p text:style-name="P1">sources</text:p>
          <draw:enhanced-geometry svg:viewBox="0 0 21600 21600" draw:type="rectangle" draw:enhanced-path="M 0 0 L 21600 0 21600 21600 0 21600 0 0 Z N"/>
        </draw:custom-shape>
        <draw:line draw:style-name="gr4" draw:text-style-name="P2" draw:layer="layout" svg:x1="25.031cm" svg:y1="7.73cm" svg:x2="25.031cm" svg:y2="12.866cm">
          <text:p/>
        </draw:line>
        <draw:line draw:style-name="gr4" draw:text-style-name="P2" draw:layer="layout" svg:x1="19.403cm" svg:y1="7.846cm" svg:x2="19.428cm" svg:y2="12.892cm">
          <text:p/>
        </draw:line>
        <draw:line draw:style-name="gr4" draw:text-style-name="P2" draw:layer="layout" svg:x1="23.431cm" svg:y1="7.73cm" svg:x2="23.431cm" svg:y2="12.866cm">
          <text:p/>
        </draw:line>
        <draw:line draw:style-name="gr4" draw:text-style-name="P2" draw:layer="layout" svg:x1="21.531cm" svg:y1="7.73cm" svg:x2="21.531cm" svg:y2="12.866cm">
          <text:p/>
        </draw:line>
        <draw:line draw:style-name="gr4" draw:text-style-name="P2" draw:layer="layout" svg:x1="9.805cm" svg:y1="4.202cm" svg:x2="13.541cm" svg:y2="4.202cm">
          <text:p/>
        </draw:line>
        <draw:line draw:style-name="gr4" draw:text-style-name="P2" draw:layer="layout" svg:x1="8.924cm" svg:y1="5.552cm" svg:x2="13.57cm" svg:y2="5.552cm">
          <text:p/>
        </draw:line>
        <presentation:notes draw:style-name="dp2">
          <draw:page-thumbnail draw:style-name="gr10"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custom-shape draw:style-name="gr11" draw:text-style-name="P1" draw:layer="layout" svg:width="1.905cm" svg:height="3.175cm" svg:x="9.725cm" svg:y="16.13cm">
          <text:p text:style-name="P1">PIR</text:p>
          <draw:enhanced-geometry svg:viewBox="0 0 21600 21600" draw:type="rectangle" draw:enhanced-path="M 0 0 L 21600 0 21600 21600 0 21600 0 0 Z N"/>
        </draw:custom-shape>
        <draw:line draw:style-name="gr12" draw:text-style-name="P1" draw:layer="layout" svg:x1="9.754cm" svg:y1="16.566cm" svg:x2="8.258cm" svg:y2="16.566cm">
          <text:p/>
        </draw:line>
        <draw:line draw:style-name="gr12" draw:text-style-name="P1" draw:layer="layout" svg:x1="9.758cm" svg:y1="17.224cm" svg:x2="8.262cm" svg:y2="17.224cm">
          <text:p/>
        </draw:line>
        <draw:line draw:style-name="gr12" draw:text-style-name="P1" draw:layer="layout" svg:x1="9.725cm" svg:y1="19.105cm" svg:x2="8.229cm" svg:y2="19.105cm">
          <text:p/>
        </draw:line>
        <draw:frame draw:style-name="gr13" draw:text-style-name="P6" draw:layer="layout" svg:width="1.387cm" svg:height="0.806cm" svg:x="8.238cm" svg:y="17.849cm">
          <draw:text-box>
            <text:p><text:span text:style-name="T2">. . . </text:span></text:p>
          </draw:text-box>
        </draw:frame>
        <draw:frame draw:style-name="gr14" draw:text-style-name="P7" draw:layer="layout" svg:width="1.387cm" svg:height="0.569cm" svg:x="8.239cm" svg:y="15.75cm">
          <draw:text-box>
            <text:p><text:span text:style-name="T3">PIRQA</text:span></text:p>
          </draw:text-box>
        </draw:frame>
        <draw:frame draw:style-name="gr14" draw:text-style-name="P7" draw:layer="layout" svg:width="1.387cm" svg:height="0.569cm" svg:x="8.24cm" svg:y="16.765cm">
          <draw:text-box>
            <text:p><text:span text:style-name="T3">PIRQB</text:span></text:p>
          </draw:text-box>
        </draw:frame>
        <draw:frame draw:style-name="gr14" draw:text-style-name="P7" draw:layer="layout" svg:width="2.008cm" svg:height="0.569cm" svg:x="8.255cm" svg:y="19.171cm">
          <draw:text-box>
            <text:p><text:span text:style-name="T3">PIRQH</text:span></text:p>
          </draw:text-box>
        </draw:frame>
        <draw:custom-shape draw:style-name="gr11" draw:text-style-name="P1" draw:layer="layout" svg:width="1.905cm" svg:height="4.5cm" svg:x="15.24cm" svg:y="12.065cm">
          <text:p text:style-name="P1">PIC</text:p>
          <draw:enhanced-geometry svg:viewBox="0 0 21600 21600" draw:type="rectangle" draw:enhanced-path="M 0 0 L 21600 0 21600 21600 0 21600 0 0 Z N"/>
        </draw:custom-shape>
        <draw:frame draw:style-name="gr15" draw:text-style-name="P8" draw:layer="layout" svg:width="2.54cm" svg:height="1.039cm" svg:x="1.27cm" svg:y="17.2cm">
          <draw:text-box>
            <text:p><text:span text:style-name="T4">PCI Interrupts</text:span></text:p>
          </draw:text-box>
        </draw:frame>
        <draw:custom-shape draw:style-name="gr16" draw:text-style-name="P1" draw:layer="layout" svg:width="2.54cm" svg:height="2.54cm" svg:x="12.065cm" svg:y="14.6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8" draw:layer="layout" svg:width="2.54cm" svg:height="1.039cm" svg:x="1.322cm" svg:y="12.765cm">
          <draw:text-box>
            <text:p><text:span text:style-name="T4">ISA Interrupts</text:span></text:p>
          </draw:text-box>
        </draw:frame>
        <draw:custom-shape draw:style-name="gr11" draw:text-style-name="P1" draw:layer="layout" svg:width="1.905cm" svg:height="5.99cm" svg:x="15.24cm" svg:y="4.175cm">
          <text:p text:style-name="P1">I/O<text:line-break/>APIC</text:p>
          <draw:enhanced-geometry svg:viewBox="0 0 21600 21600" draw:type="rectangle" draw:enhanced-path="M 0 0 L 21600 0 21600 21600 0 21600 0 0 Z N"/>
        </draw:custom-shape>
        <draw:polygon draw:style-name="gr17" draw:text-style-name="P1" draw:layer="layout" svg:width="10.954cm" svg:height="5.897cm" svg:x="3.811cm" svg:y="7.628cm" svg:viewBox="0 0 10955 5898" draw:points="0,4596 3809,4596 3809,427 4605,427 4605,420 9712,420 9712,0 10955,953 9712,1906 9712,1485 5079,1485 5079,4596 9729,4596 9729,4227 10794,5062 9729,5898 9729,5528 0,5528">
          <text:p/>
        </draw:polygon>
        <draw:polygon draw:style-name="gr17" draw:text-style-name="P1" draw:layer="layout" svg:width="10.795cm" svg:height="13.971cm" svg:x="3.809cm" svg:y="4.599cm" svg:viewBox="0 0 10796 13972" draw:points="0,12718 636,12718 641,753 1062,753 1543,753 9821,773 9824,0 10796,1270 9824,2541 9824,1814 1906,1814 1906,12718 2382,12718 2382,12301 3176,13136 2382,13972 2382,13554 0,13554">
          <text:p/>
        </draw:polygon>
        <draw:custom-shape draw:style-name="gr11" draw:text-style-name="P1" draw:layer="layout" svg:width="3.49cm" svg:height="2.116cm" svg:x="13.02cm" svg:y="0.424cm">
          <text:p text:style-name="P1">AP 1</text:p>
          <draw:enhanced-geometry svg:viewBox="0 0 21600 21600" draw:type="rectangle" draw:enhanced-path="M 0 0 L 21600 0 21600 21600 0 21600 0 0 Z N"/>
        </draw:custom-shape>
        <draw:custom-shape draw:style-name="gr11" draw:text-style-name="P1" draw:layer="layout" svg:width="3.49cm" svg:height="2.116cm" svg:x="17.72cm" svg:y="0.424cm">
          <text:p text:style-name="P1">BSP</text:p>
          <draw:enhanced-geometry svg:viewBox="0 0 21600 21600" draw:type="rectangle" draw:enhanced-path="M 0 0 L 21600 0 21600 21600 0 21600 0 0 Z N"/>
        </draw:custom-shape>
        <draw:custom-shape draw:style-name="gr11" draw:text-style-name="P1" draw:layer="layout" svg:width="3.49cm" svg:height="2.116cm" svg:x="4.42cm" svg:y="0.424cm">
          <text:p text:style-name="P1">AP n</text:p>
          <draw:enhanced-geometry svg:viewBox="0 0 21600 21600" draw:type="rectangle" draw:enhanced-path="M 0 0 L 21600 0 21600 21600 0 21600 0 0 Z N"/>
        </draw:custom-shape>
        <draw:frame draw:style-name="gr18" draw:text-style-name="P9" draw:layer="layout" svg:width="2.217cm" svg:height="0.962cm" svg:x="9.69cm" svg:y="1.231cm">
          <draw:text-box>
            <text:p><text:span text:style-name="T5">. . . </text:span></text:p>
          </draw:text-box>
        </draw:frame>
        <draw:line draw:style-name="gr12" draw:text-style-name="P1" draw:layer="layout" svg:x1="6.067cm" svg:y1="3.356cm" svg:x2="19.651cm" svg:y2="3.388cm">
          <text:p/>
        </draw:line>
        <draw:line draw:style-name="gr12" draw:text-style-name="P1" draw:layer="layout" svg:x1="6.031cm" svg:y1="3.356cm" svg:x2="6.031cm" svg:y2="2.549cm">
          <text:p/>
        </draw:line>
        <draw:line draw:style-name="gr12" draw:text-style-name="P1" draw:layer="layout" svg:x1="14.778cm" svg:y1="3.356cm" svg:x2="14.778cm" svg:y2="2.517cm">
          <text:p/>
        </draw:line>
        <draw:line draw:style-name="gr12" draw:text-style-name="P1" draw:layer="layout" svg:x1="19.683cm" svg:y1="3.388cm" svg:x2="19.683cm" svg:y2="2.581cm">
          <text:p/>
        </draw:line>
        <draw:line draw:style-name="gr12" draw:text-style-name="P1" draw:layer="layout" svg:x1="16.134cm" svg:y1="4.13cm" svg:x2="16.134cm" svg:y2="3.388cm">
          <text:p/>
        </draw:line>
        <draw:line draw:style-name="gr12" draw:text-style-name="P1" draw:layer="layout" svg:x1="17.134cm" svg:y1="14.23cm" svg:x2="20.393cm" svg:y2="14.23cm">
          <text:p/>
        </draw:line>
        <draw:line draw:style-name="gr12" draw:text-style-name="P1" draw:layer="layout" svg:x1="20.36cm" svg:y1="14.23cm" svg:x2="20.393cm" svg:y2="2.549cm">
          <text:p/>
        </draw:line>
        <presentation:notes draw:style-name="dp2">
          <draw:page-thumbnail draw:style-name="gr10" draw:layer="layout" svg:width="13.968cm" svg:height="10.476cm" svg:x="3.81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custom-shape draw:style-name="gr11" draw:text-style-name="P1" draw:layer="layout" svg:width="3.49cm" svg:height="2.116cm" svg:x="5.715cm" svg:y="1.856cm">
          <text:p text:style-name="P1">CPU 0</text:p>
          <draw:enhanced-geometry svg:viewBox="0 0 21600 21600" draw:type="rectangle" draw:enhanced-path="M 0 0 L 21600 0 21600 21600 0 21600 0 0 Z N"/>
        </draw:custom-shape>
        <draw:custom-shape draw:style-name="gr11" draw:text-style-name="P1" draw:layer="layout" svg:width="3.49cm" svg:height="2.116cm" svg:x="15.666cm" svg:y="1.856cm">
          <text:p text:style-name="P1">CPU n</text:p>
          <draw:enhanced-geometry svg:viewBox="0 0 21600 21600" draw:type="rectangle" draw:enhanced-path="M 0 0 L 21600 0 21600 21600 0 21600 0 0 Z N"/>
        </draw:custom-shape>
        <draw:frame draw:style-name="gr18" draw:text-style-name="P9" draw:layer="layout" svg:width="2.217cm" svg:height="0.962cm" svg:x="12.171cm" svg:y="6.023cm">
          <draw:text-box>
            <text:p><text:span text:style-name="T5">. . . </text:span></text:p>
          </draw:text-box>
        </draw:frame>
        <draw:custom-shape draw:style-name="gr11" draw:text-style-name="P1" draw:layer="layout" svg:width="3.49cm" svg:height="2.116cm" svg:x="5.715cm" svg:y="5.541cm">
          <text:p text:style-name="P1">LAPIC 0</text:p>
          <draw:enhanced-geometry svg:viewBox="0 0 21600 21600" draw:type="rectangle" draw:enhanced-path="M 0 0 L 21600 0 21600 21600 0 21600 0 0 Z N"/>
        </draw:custom-shape>
        <draw:custom-shape draw:style-name="gr11" draw:text-style-name="P1" draw:layer="layout" svg:width="3.49cm" svg:height="2.116cm" svg:x="15.666cm" svg:y="5.541cm">
          <text:p text:style-name="P1">LAPIC n</text:p>
          <draw:enhanced-geometry svg:viewBox="0 0 21600 21600" draw:type="rectangle" draw:enhanced-path="M 0 0 L 21600 0 21600 21600 0 21600 0 0 Z N"/>
        </draw:custom-shape>
        <draw:frame draw:style-name="gr18" draw:text-style-name="P9" draw:layer="layout" svg:width="2.217cm" svg:height="0.962cm" svg:x="12.171cm" svg:y="2.51cm">
          <draw:text-box>
            <text:p><text:span text:style-name="T5">. . . </text:span></text:p>
          </draw:text-box>
        </draw:frame>
        <draw:line draw:style-name="gr19" draw:text-style-name="P1" draw:layer="layout" svg:x1="3.413cm" svg:y1="6.159cm" svg:x2="5.798cm" svg:y2="6.159cm">
          <text:p/>
        </draw:line>
        <draw:line draw:style-name="gr19" draw:text-style-name="P1" draw:layer="layout" svg:x1="3.414cm" svg:y1="7.133cm" svg:x2="5.799cm" svg:y2="7.133cm">
          <text:p/>
        </draw:line>
        <draw:line draw:style-name="gr19" draw:text-style-name="P1" draw:layer="layout" svg:x1="13.316cm" svg:y1="6.159cm" svg:x2="15.701cm" svg:y2="6.159cm">
          <text:p/>
        </draw:line>
        <draw:line draw:style-name="gr19" draw:text-style-name="P1" draw:layer="layout" svg:x1="13.317cm" svg:y1="7.133cm" svg:x2="15.702cm" svg:y2="7.133cm">
          <text:p/>
        </draw:line>
        <draw:custom-shape draw:style-name="gr11" draw:text-style-name="P1" draw:layer="layout" svg:width="16.526cm" svg:height="4.598cm" svg:x="4.293cm" svg:y="10.454cm">
          <text:p text:style-name="P1">ICC (Interrupt controller communications)</text:p>
          <draw:enhanced-geometry svg:viewBox="0 0 21600 21600" draw:text-areas="?f5 ?f1 ?f6 ?f3" draw:type="left-right-arrow" draw:modifiers="1134.43456162643 5903.7181996086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4" draw:layer="layout" svg:width="1.866cm" svg:height="0.806cm" svg:x="3.647cm" svg:y="5.249cm">
          <draw:text-box>
            <text:p><text:span text:style-name="T1">LINT0</text:span></text:p>
          </draw:text-box>
        </draw:frame>
        <draw:frame draw:style-name="gr20" draw:text-style-name="P4" draw:layer="layout" svg:width="1.866cm" svg:height="0.806cm" svg:x="3.647cm" svg:y="7.265cm">
          <draw:text-box>
            <text:p><text:span text:style-name="T1">LINT1</text:span></text:p>
          </draw:text-box>
        </draw:frame>
        <draw:frame draw:style-name="gr20" draw:text-style-name="P4" draw:layer="layout" svg:width="1.866cm" svg:height="0.806cm" svg:x="13.647cm" svg:y="5.249cm">
          <draw:text-box>
            <text:p><text:span text:style-name="T1">LINT0</text:span></text:p>
          </draw:text-box>
        </draw:frame>
        <draw:frame draw:style-name="gr20" draw:text-style-name="P4" draw:layer="layout" svg:width="1.866cm" svg:height="0.806cm" svg:x="13.647cm" svg:y="7.265cm">
          <draw:text-box>
            <text:p><text:span text:style-name="T1">LINT1</text:span></text:p>
          </draw:text-box>
        </draw:frame>
        <draw:custom-shape draw:style-name="gr21" draw:text-style-name="P1" draw:layer="layout" svg:width="1.475cm" svg:height="4.208cm" svg:x="6.592cm" svg:y="7.54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4.208cm" svg:x="16.94cm" svg:y="7.55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4.208cm" svg:x="11.773cm" svg:y="13.7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3.49cm" svg:height="2.116cm" svg:x="10.825cm" svg:y="17.937cm">
          <text:p text:style-name="P1">I/O APIC</text:p>
          <draw:enhanced-geometry svg:viewBox="0 0 21600 21600" draw:type="rectangle" draw:enhanced-path="M 0 0 L 21600 0 21600 21600 0 21600 0 0 Z N"/>
        </draw:custom-shape>
        <presentation:notes draw:style-name="dp2">
          <draw:page-thumbnail draw:style-name="gr10" draw:layer="layout" svg:width="13.968cm" svg:height="10.476cm" svg:x="3.81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custom-shape draw:style-name="gr11" draw:text-style-name="P11" draw:layer="layout" svg:width="3.49cm" svg:height="2.116cm" svg:x="10.773cm" svg:y="4.941cm">
          <text:p text:style-name="P1"><text:span text:style-name="T6">Host</text:span><text:span text:style-name="T6"><text:line-break/></text:span><text:span text:style-name="T6">bridge</text:span></text:p>
          <draw:enhanced-geometry svg:viewBox="0 0 21600 21600" draw:type="rectangle" draw:enhanced-path="M 0 0 L 21600 0 21600 21600 0 21600 0 0 Z N"/>
        </draw:custom-shape>
        <draw:custom-shape draw:style-name="gr11" draw:text-style-name="P11" draw:layer="layout" svg:width="16.526cm" svg:height="4.598cm" svg:x="4.626cm" svg:y="7.453cm">
          <text:p text:style-name="P1"><text:span text:style-name="T6">PCI Bus 0</text:span></text:p>
          <draw:enhanced-geometry svg:viewBox="0 0 21600 21600" draw:text-areas="?f5 ?f1 ?f6 ?f3" draw:type="left-right-arrow" draw:modifiers="1134.43456162643 5903.7181996086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3.49cm" svg:height="2.116cm" svg:x="10.917cm" svg:y="1.172cm">
          <text:p text:style-name="P1"><text:span text:style-name="T6">CPU</text:span><text:span text:style-name="T6"><text:line-break/></text:span><text:span text:style-name="T6">Memory</text:span></text:p>
          <draw:enhanced-geometry svg:viewBox="0 0 21600 21600" draw:type="rectangle" draw:enhanced-path="M 0 0 L 21600 0 21600 21600 0 21600 0 0 Z N"/>
        </draw:custom-shape>
        <draw:custom-shape draw:style-name="gr21" draw:text-style-name="P1" draw:layer="layout" svg:width="1.475cm" svg:height="1.655cm" svg:x="6.985cm" svg:y="10.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6.483cm" svg:height="4.598cm" svg:x="15.485cm" svg:y="14.919cm">
          <text:p text:style-name="P1"><text:span text:style-name="T6">PCI Bus 1</text:span></text:p>
          <draw:enhanced-geometry svg:viewBox="0 0 21600 21600" draw:text-areas="?f5 ?f1 ?f6 ?f3" draw:type="left-right-arrow" draw:modifiers="4280.69093152375 6326.4187866927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6.483cm" svg:height="4.598cm" svg:x="4.448cm" svg:y="14.902cm">
          <text:p text:style-name="P1"><text:span text:style-name="T6">ISA Bus</text:span></text:p>
          <draw:enhanced-geometry svg:viewBox="0 0 21600 21600" draw:text-areas="?f5 ?f1 ?f6 ?f3" draw:type="left-right-arrow" draw:modifiers="4280.69093152375 6326.4187866927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3.49cm" svg:height="2.116cm" svg:x="6.104cm" svg:y="12.445cm">
          <text:p text:style-name="P1"><text:span text:style-name="T6">PCI-ISA</text:span><text:span text:style-name="T6"><text:line-break/></text:span><text:span text:style-name="T6">Bridge</text:span></text:p>
          <draw:enhanced-geometry svg:viewBox="0 0 21600 21600" draw:type="rectangle" draw:enhanced-path="M 0 0 L 21600 0 21600 21600 0 21600 0 0 Z N"/>
        </draw:custom-shape>
        <draw:custom-shape draw:style-name="gr21" draw:text-style-name="P1" draw:layer="layout" svg:width="1.475cm" svg:height="1.655cm" svg:x="11.888cm" svg:y="7.06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1.655cm" svg:x="17.997cm" svg:y="10.8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1" draw:layer="layout" svg:width="3.49cm" svg:height="2.116cm" svg:x="16.998cm" svg:y="12.406cm">
          <text:p text:style-name="P1"><text:span text:style-name="T6">PCI-PCI</text:span><text:span text:style-name="T6"><text:line-break/></text:span><text:span text:style-name="T6">Bridge</text:span></text:p>
          <draw:enhanced-geometry svg:viewBox="0 0 21600 21600" draw:type="rectangle" draw:enhanced-path="M 0 0 L 21600 0 21600 21600 0 21600 0 0 Z N"/>
        </draw:custom-shape>
        <draw:custom-shape draw:style-name="gr21" draw:text-style-name="P1" draw:layer="layout" svg:width="1.475cm" svg:height="1.655cm" svg:x="17.998cm" svg:y="14.5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1.655cm" svg:x="6.986cm" svg:y="14.6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1.475cm" svg:height="1.655cm" svg:x="11.889cm" svg:y="3.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0"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connector draw:style-name="gr19" draw:text-style-name="P1" draw:layer="layout" svg:x1="23.337cm" svg:y1="1.357cm" svg:x2="21.095cm" svg:y2="1.357cm" draw:start-shape="id3" draw:end-shape="id4" svg:d="M23337 1357h-2242" svg:viewBox="0 0 2243 1">
          <text:p/>
        </draw:connector>
        <draw:connector draw:style-name="gr19" draw:text-style-name="P1" draw:layer="layout" svg:x1="17.857cm" svg:y1="1.358cm" svg:x2="15.489cm" svg:y2="1.358cm" draw:start-shape="id4" draw:start-glue-point="5" draw:end-shape="id5" draw:end-glue-point="7" svg:d="M17857 1358h-2368" svg:viewBox="0 0 2369 1">
          <text:p/>
        </draw:connector>
        <draw:custom-shape draw:style-name="gr11" draw:text-style-name="P12" xml:id="id6" draw:id="id6" draw:layer="layout" svg:width="2.574cm" svg:height="2.16cm" svg:x="12.186cm" svg:y="3.62cm">
          <text:p text:style-name="P1"><text:span text:style-name="T7">Time-</text:span><text:span text:style-name="T7"><text:line-break/></text:span><text:span text:style-name="T7">ou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9" draw:text-style-name="P1" draw:layer="layout" svg:x1="13.87cm" svg:y1="2.402cm" svg:x2="13.473cm" svg:y2="3.62cm" draw:start-shape="id5" draw:start-glue-point="6" draw:end-shape="id6" draw:end-glue-point="4" svg:d="M13870 2402v609h-397v609" svg:viewBox="0 0 398 1219">
          <text:p/>
        </draw:connector>
        <draw:custom-shape draw:style-name="gr11" draw:text-style-name="P12" xml:id="id3" draw:id="id3" draw:layer="layout" svg:width="3.238cm" svg:height="2.089cm" svg:x="23.337cm" svg:y="0.313cm">
          <text:p text:style-name="P1"><text:span text:style-name="T7">Software</text:span></text:p>
          <text:p text:style-name="P1"><text:span text:style-name="T7">reset</text:span></text:p>
          <draw:enhanced-geometry svg:viewBox="0 0 21600 21600" draw:glue-points="10800 0 0 10800 10800 21600 21600 10800" draw:type="flowchart-process" draw:enhanced-path="M 0 0 L 21600 0 21600 21600 0 21600 0 0 Z N"/>
        </draw:custom-shape>
        <draw:custom-shape draw:style-name="gr11" draw:text-style-name="P12" xml:id="id4" draw:id="id4" draw:layer="layout" svg:width="3.238cm" svg:height="2.089cm" svg:x="17.857cm" svg:y="0.313cm">
          <text:p text:style-name="P1"><text:span text:style-name="T7">Select </text:span></text:p>
          <text:p text:style-name="P1"><text:span text:style-name="T7">drive</text:span></text:p>
          <draw:enhanced-geometry svg:viewBox="0 0 21600 21600" draw:glue-points="10800 0 0 10800 10800 21600 21600 10800" draw:type="flowchart-process" draw:enhanced-path="M 0 0 L 21600 0 21600 21600 0 21600 0 0 Z N"/>
        </draw:custom-shape>
        <draw:custom-shape draw:style-name="gr11" draw:text-style-name="P12" xml:id="id5" draw:id="id5" draw:layer="layout" svg:width="3.238cm" svg:height="2.089cm" svg:x="12.251cm" svg:y="0.313cm">
          <text:p text:style-name="P1"><text:span text:style-name="T7">Wait for</text:span></text:p>
          <text:p text:style-name="P1"><text:span text:style-name="T7">BSY to clear</text:span></text:p>
          <draw:enhanced-geometry svg:viewBox="0 0 21600 21600" draw:glue-points="10800 0 0 10800 10800 21600 21600 10800" draw:type="flowchart-process" draw:enhanced-path="M 0 0 L 21600 0 21600 21600 0 21600 0 0 Z N"/>
        </draw:custom-shape>
        <draw:custom-shape draw:style-name="gr11" draw:text-style-name="P12" xml:id="id8" draw:id="id8" draw:layer="layout" svg:width="3.226cm" svg:height="3.108cm" svg:x="6.057cm" svg:y="3.191cm">
          <text:p text:style-name="P1"><text:span text:style-name="T7">Send</text:span><text:span text:style-name="T7"><text:line-break/></text:span><text:span text:style-name="T7">IDENTIFY </text:span><text:span text:style-name="T7"><text:line-break/></text:span><text:span text:style-name="T7">DEVICE</text:span><text:span text:style-name="T7"><text:line-break/></text:span><text:span text:style-name="T7">and wait for </text:span><text:span text:style-name="T7"><text:line-break/></text:span><text:span text:style-name="T7">1 microse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12" draw:layer="layout" svg:x1="14.76cm" svg:y1="4.7cm" svg:x2="17.029cm" svg:y2="13.28cm" draw:start-shape="id6" draw:start-glue-point="7" draw:end-shape="id7" draw:end-glue-point="4" svg:d="M14760 4700h2269v8580" svg:viewBox="0 0 2270 8581">
          <text:p/>
        </draw:connector>
        <draw:connector draw:style-name="gr22" draw:text-style-name="P12" draw:layer="layout" svg:x1="12.186cm" svg:y1="4.7cm" svg:x2="9.283cm" svg:y2="4.745cm" draw:start-shape="id6" draw:start-glue-point="5" draw:end-shape="id8" draw:end-glue-point="7" svg:d="M12186 4700h-1451v45h-1452" svg:viewBox="0 0 2904 46">
          <text:p text:style-name="P1"><text:span text:style-name="T7">No</text:span></text:p>
        </draw:connector>
        <draw:custom-shape draw:style-name="gr11" draw:text-style-name="P12" xml:id="id10" draw:id="id10" draw:layer="layout" svg:width="2.574cm" svg:height="2.16cm" svg:x="3.583cm" svg:y="7.899cm">
          <text:p text:style-name="P1"><text:span text:style-name="T7">Time-</text:span><text:span text:style-name="T7"><text:line-break/></text:span><text:span text:style-name="T7">ou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1" draw:text-style-name="P12" xml:id="id9" draw:id="id9" draw:layer="layout" svg:width="3.238cm" svg:height="2.089cm" svg:x="0.994cm" svg:y="3.701cm">
          <text:p text:style-name="P1"><text:span text:style-name="T7">Wait for</text:span></text:p>
          <text:p text:style-name="P1"><text:span text:style-name="T7">BSY cleared, </text:span><text:span text:style-name="T7"><text:line-break/></text:span><text:span text:style-name="T7">DRQ set </text:span><text:span text:style-name="T7"><text:line-break/></text:span><text:span text:style-name="T7">and ERR cleared</text:span></text:p>
          <draw:enhanced-geometry svg:viewBox="0 0 21600 21600" draw:glue-points="10800 0 0 10800 10800 21600 21600 10800" draw:type="flowchart-process" draw:enhanced-path="M 0 0 L 21600 0 21600 21600 0 21600 0 0 Z N"/>
        </draw:custom-shape>
        <draw:connector draw:style-name="gr19" draw:text-style-name="P1" draw:layer="layout" svg:x1="2.613cm" svg:y1="5.79cm" svg:x2="4.87cm" svg:y2="7.899cm" draw:start-shape="id9" draw:start-glue-point="6" draw:end-shape="id10" draw:end-glue-point="4" svg:d="M2613 5790v1055h2257v1054" svg:viewBox="0 0 2258 2110">
          <text:p/>
        </draw:connector>
        <draw:connector draw:style-name="gr19" draw:text-style-name="P1" draw:layer="layout" svg:x1="6.057cm" svg:y1="4.745cm" svg:x2="4.232cm" svg:y2="4.745cm" draw:start-shape="id8" draw:start-glue-point="5" draw:end-shape="id9" svg:d="M6057 4745h-1825" svg:viewBox="0 0 1826 1">
          <text:p/>
        </draw:connector>
        <draw:custom-shape draw:style-name="gr11" draw:text-style-name="P12" xml:id="id11" draw:id="id11" draw:layer="layout" svg:width="4.317cm" svg:height="1.74cm" svg:x="2.305cm" svg:y="12.65cm">
          <text:p text:style-name="P1"><text:span text:style-name="T7">ATA driv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2" draw:layer="layout" svg:x1="4.87cm" svg:y1="10.059cm" svg:x2="4.463cm" svg:y2="12.65cm" draw:start-shape="id10" draw:start-glue-point="6" draw:end-shape="id11" svg:d="M4870 10059v1296h-407v1295" svg:viewBox="0 0 408 2592">
          <text:p text:style-name="P1"><text:span text:style-name="T7">No</text:span></text:p>
        </draw:connector>
        <draw:connector draw:style-name="gr22" draw:text-style-name="P12" draw:layer="layout" svg:x1="6.157cm" svg:y1="8.979cm" svg:x2="9.633cm" svg:y2="10.12cm" draw:start-shape="id10" draw:start-glue-point="7" draw:end-shape="id12" draw:end-glue-point="4" svg:d="M6157 8979h3476v1141" svg:viewBox="0 0 3477 1142">
          <text:p text:style-name="P1"><text:span text:style-name="T7">Yes</text:span></text:p>
        </draw:connector>
        <draw:custom-shape draw:style-name="gr11" draw:text-style-name="P12" xml:id="id12" draw:id="id12" draw:layer="layout" svg:width="2.574cm" svg:height="2.16cm" svg:x="8.346cm" svg:y="10.12cm">
          <text:p text:style-name="P1"><text:span text:style-name="T7">ERR</text:span></text:p>
          <text:p text:style-name="P1"><text:span text:style-name="T7">Se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9" draw:text-style-name="P12" draw:layer="layout" svg:x1="10.92cm" svg:y1="11.2cm" svg:x2="17.029cm" svg:y2="13.28cm" draw:start-shape="id12" draw:start-glue-point="7" draw:end-shape="id7" draw:end-glue-point="4" svg:d="M10920 11200h6109v2080" svg:viewBox="0 0 6110 2081">
          <text:p/>
        </draw:connector>
        <draw:custom-shape draw:style-name="gr11" draw:text-style-name="P12" xml:id="id13" draw:id="id13" draw:layer="layout" svg:width="2.684cm" svg:height="2.16cm" svg:x="8.291cm" svg:y="13.07cm">
          <text:p text:style-name="P1"><text:span text:style-name="T7">ATAPI</text:span></text:p>
          <text:p text:style-name="P1"><text:span text:style-name="T7">Sign.?</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2" draw:text-style-name="P12" draw:layer="layout" svg:x1="9.633cm" svg:y1="12.28cm" svg:x2="9.633cm" svg:y2="13.07cm" draw:start-shape="id12" draw:start-glue-point="6" draw:end-shape="id13" draw:end-glue-point="4" svg:d="M9633 12280v790" svg:viewBox="0 0 1 791">
          <text:p text:style-name="P1"><text:span text:style-name="T7">Yes</text:span></text:p>
        </draw:connector>
        <draw:custom-shape draw:style-name="gr11" draw:text-style-name="P12" xml:id="id7" draw:id="id7" draw:layer="layout" svg:width="4.317cm" svg:height="1.74cm" svg:x="14.87cm" svg:y="13.28cm">
          <text:p text:style-name="P1"><text:span text:style-name="T7">No driv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2" draw:layer="layout" svg:x1="10.975cm" svg:y1="14.15cm" svg:x2="14.87cm" svg:y2="14.15cm" draw:start-shape="id13" draw:start-glue-point="7" draw:end-shape="id7" draw:end-glue-point="5" svg:d="M10975 14150h3895" svg:viewBox="0 0 3896 1">
          <text:p text:style-name="P1"><text:span text:style-name="T7">No</text:span></text:p>
        </draw:connector>
        <draw:custom-shape draw:style-name="gr11" draw:text-style-name="P12" xml:id="id14" draw:id="id14" draw:layer="layout" svg:width="3.226cm" svg:height="2.874cm" svg:x="8.404cm" svg:y="16.275cm">
          <text:p text:style-name="P1"><text:span text:style-name="T7">Send</text:span><text:span text:style-name="T7"><text:line-break/></text:span><text:span text:style-name="T7">IDENTIFY </text:span><text:span text:style-name="T7"><text:line-break/></text:span><text:span text:style-name="T7">PACKET </text:span><text:span text:style-name="T7"><text:line-break/></text:span><text:span text:style-name="T7">DEVICE</text:span><text:span text:style-name="T7"><text:line-break/></text:span><text:span text:style-name="T7">and wait for </text:span><text:span text:style-name="T7"><text:line-break/></text:span><text:span text:style-name="T7">1 microse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2" draw:text-style-name="P12" draw:layer="layout" svg:x1="9.633cm" svg:y1="15.23cm" svg:x2="10.017cm" svg:y2="16.275cm" draw:start-shape="id13" draw:start-glue-point="6" draw:end-shape="id14" draw:end-glue-point="4" svg:d="M9633 15230v523h384v522" svg:viewBox="0 0 385 1046">
          <text:p text:style-name="P1"><text:span text:style-name="T7">Yes</text:span></text:p>
        </draw:connector>
        <draw:custom-shape draw:style-name="gr11" draw:text-style-name="P12" xml:id="id15" draw:id="id15" draw:layer="layout" svg:width="2.684cm" svg:height="2.16cm" svg:x="17.242cm" svg:y="16.632cm">
          <text:p text:style-name="P1"><text:span text:style-name="T7">Timeou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2" draw:text-style-name="P13" draw:layer="layout" svg:x1="18.584cm" svg:y1="16.632cm" svg:x2="17.029cm" svg:y2="15.02cm" draw:start-shape="id15" draw:start-glue-point="4" draw:end-shape="id7" draw:end-glue-point="6" svg:d="M18584 16632v-805h-1555v-807" svg:viewBox="0 0 1556 1613">
          <text:p text:style-name="P1"><text:span text:style-name="T8">Yes</text:span></text:p>
        </draw:connector>
        <draw:frame draw:style-name="gr23" draw:text-style-name="P14" draw:layer="layout" svg:width="1.636cm" svg:height="0.725cm" svg:x="15.701cm" svg:y="3.968cm">
          <draw:text-box>
            <text:p><text:span text:style-name="T7">Yes</text:span></text:p>
          </draw:text-box>
        </draw:frame>
        <draw:frame draw:style-name="gr23" draw:text-style-name="P14" draw:layer="layout" svg:width="1.636cm" svg:height="0.725cm" svg:x="12.401cm" svg:y="10.569cm">
          <draw:text-box>
            <text:p><text:span text:style-name="T7">No</text:span></text:p>
          </draw:text-box>
        </draw:frame>
        <draw:custom-shape draw:style-name="gr11" draw:text-style-name="P12" xml:id="id16" draw:id="id16" draw:layer="layout" svg:width="3.238cm" svg:height="2.089cm" svg:x="12.49cm" svg:y="16.668cm">
          <text:p text:style-name="P1"><text:span text:style-name="T7">Wait for</text:span></text:p>
          <text:p text:style-name="P1"><text:span text:style-name="T7">BSY cleared, </text:span><text:span text:style-name="T7"><text:line-break/></text:span><text:span text:style-name="T7">DRQ set </text:span><text:span text:style-name="T7"><text:line-break/></text:span><text:span text:style-name="T7">and ERR cleared</text:span></text:p>
          <draw:enhanced-geometry svg:viewBox="0 0 21600 21600" draw:glue-points="10800 0 0 10800 10800 21600 21600 10800" draw:type="flowchart-process" draw:enhanced-path="M 0 0 L 21600 0 21600 21600 0 21600 0 0 Z N"/>
        </draw:custom-shape>
        <draw:connector draw:style-name="gr19" draw:text-style-name="P1" draw:layer="layout" svg:x1="11.63cm" svg:y1="17.712cm" svg:x2="12.49cm" svg:y2="17.713cm" draw:start-shape="id14" draw:start-glue-point="7" draw:end-shape="id16" draw:end-glue-point="5" svg:d="M11630 17712h431v1h429" svg:viewBox="0 0 861 2">
          <text:p/>
        </draw:connector>
        <draw:connector draw:style-name="gr19" draw:text-style-name="P1" draw:layer="layout" svg:x1="15.728cm" svg:y1="17.713cm" svg:x2="17.242cm" svg:y2="17.712cm" draw:start-shape="id16" draw:start-glue-point="7" draw:end-shape="id15" draw:end-glue-point="5" svg:d="M15728 17713h758v-1h756" svg:viewBox="0 0 1515 2">
          <text:p/>
        </draw:connector>
        <draw:custom-shape draw:style-name="gr11" draw:text-style-name="P12" xml:id="id17" draw:id="id17" draw:layer="layout" svg:width="5.554cm" svg:height="1.74cm" svg:x="20.183cm" svg:y="18.823cm">
          <text:p text:style-name="P1"><text:span text:style-name="T7">ATAPI driv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2" draw:layer="layout" svg:x1="19.926cm" svg:y1="17.712cm" svg:x2="22.96cm" svg:y2="18.823cm" draw:start-shape="id15" draw:start-glue-point="7" draw:end-shape="id17" draw:end-glue-point="4" svg:d="M19926 17712h3034v1111" svg:viewBox="0 0 3035 1112">
          <text:p text:style-name="P1"><text:span text:style-name="T7">No</text:span></text:p>
        </draw:connector>
        <presentation:notes draw:style-name="dp2">
          <draw:page-thumbnail draw:style-name="gr10" draw:layer="layout" svg:width="13.968cm" svg:height="10.476cm" svg:x="3.81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custom-shape draw:style-name="gr11" draw:text-style-name="P12" draw:layer="layout" svg:width="2.467cm" svg:height="2.431cm" svg:x="1.297cm" svg:y="3.564cm">
          <text:p text:style-name="P1"><text:span text:style-name="T7">HIO:</text:span><text:span text:style-name="T7"><text:line-break/></text:span><text:span text:style-name="T7">Host_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9.098cm" svg:y="3.565cm">
          <text:p text:style-name="P1"><text:span text:style-name="T7">H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 draw:layer="layout" svg:x1="4.121cm" svg:y1="4.815cm" svg:x2="8.77cm" svg:y2="4.851cm">
          <text:p text:style-name="P1"/>
          <text:p text:style-name="P1"><text:span text:style-name="T8"/></text:p>
          <text:p text:style-name="P1"><text:span text:style-name="T8">Host needs to</text:span><text:span text:style-name="T8"><text:line-break/></text:span><text:span text:style-name="T8">issue command</text:span></text:p>
        </draw:line>
        <draw:path draw:style-name="gr24" draw:text-style-name="P15" draw:layer="layout" svg:width="2.595cm" svg:height="1.242cm" draw:transform="rotate (1.70204508654487) translate (10.1091763235404cm 3.55111614215332cm)" svg:viewBox="0 0 2596 1243" svg:d="M131 0c1912 0 2586 11 2447 865-143 879-505 5-2578-413">
          <text:p/>
        </draw:path>
        <draw:frame draw:style-name="gr23" draw:text-style-name="P14" draw:layer="layout" svg:width="5.399cm" svg:height="0.725cm" svg:x="8.115cm" svg:y="0.239cm">
          <draw:text-box>
            <text:p><text:span text:style-name="T7">BSY=1 or DRQ=1</text:span></text:p>
          </draw:text-box>
        </draw:frame>
        <draw:custom-shape draw:style-name="gr11" draw:text-style-name="P12" draw:layer="layout" svg:width="2.467cm" svg:height="2.431cm" svg:x="14.814cm" svg:y="3.529cm">
          <text:p text:style-name="P1"><text:span text:style-name="T7">HI2:</text:span><text:span text:style-name="T7"><text:line-break/></text:span><text:span text:style-name="T7">Device_</text:span><text:span text:style-name="T7"><text:line-break/></text:span><text:span text:style-name="T7">Selec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 draw:layer="layout" svg:x1="11.952cm" svg:y1="4.779cm" svg:x2="14.526cm" svg:y2="4.779cm">
          <text:p text:style-name="P1"/>
          <text:p text:style-name="P1"><text:span text:style-name="T7"/></text:p>
          <text:p text:style-name="P1"><text:span text:style-name="T7"><text:line-break/></text:span><text:span text:style-name="T7">BSY=0 and</text:span><text:span text:style-name="T7"><text:line-break/></text:span><text:span text:style-name="T7">DRQ=0 and device </text:span><text:span text:style-name="T7"><text:line-break/></text:span><text:span text:style-name="T7">not selected</text:span></text:p>
        </draw:line>
        <draw:frame draw:style-name="gr5" draw:text-style-name="P14" draw:layer="layout" svg:width="4.362cm" svg:height="1.673cm" svg:x="17.136cm" svg:y="2.92cm">
          <draw:text-box>
            <text:p><text:span text:style-name="T7">Select device by writing to device register</text:span></text:p>
          </draw:text-box>
        </draw:frame>
        <draw:path draw:style-name="gr24" draw:text-style-name="P2" draw:layer="layout" svg:width="3.608cm" svg:height="2.402cm" draw:transform="rotate (-2.48814138164312) translate (15.3480000030438cm 5.95900000397536cm)" svg:viewBox="0 0 3609 2403" svg:d="M0 0c2882 0 3609 2403 3609 2403">
          <text:p/>
        </draw:path>
        <draw:custom-shape draw:style-name="gr11" draw:text-style-name="P12" draw:layer="layout" svg:width="2.467cm" svg:height="2.431cm" svg:x="9.098cm" svg:y="9.265cm">
          <text:p text:style-name="P1"><text:span text:style-name="T7">HI3:</text:span><text:span text:style-name="T7"><text:line-break/></text:span><text:span text:style-name="T7">Write_</text:span><text:span text:style-name="T7"><text:line-break/></text:span><text:span text:style-name="T7">Parameter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6" draw:layer="layout" svg:x1="10.343cm" svg:y1="6.495cm" svg:x2="10.343cm" svg:y2="8.819cm">
          <text:p/>
        </draw:line>
        <draw:frame draw:style-name="gr25" draw:text-style-name="P14" draw:layer="layout" svg:width="5.399cm" svg:height="1.199cm" svg:x="10.736cm" svg:y="7.676cm">
          <draw:text-box>
            <text:p><text:span text:style-name="T7">BSY=0 and DRQ=0 and device selected</text:span></text:p>
          </draw:text-box>
        </draw:frame>
        <draw:frame draw:style-name="gr5" draw:text-style-name="P14" draw:layer="layout" svg:width="4.362cm" svg:height="1.673cm" svg:x="4.586cm" svg:y="9.464cm">
          <draw:text-box>
            <text:p><text:span text:style-name="T7">Write all parameters into command block registers</text:span></text:p>
          </draw:text-box>
        </draw:frame>
        <draw:custom-shape draw:style-name="gr11" draw:text-style-name="P12" draw:layer="layout" svg:width="2.467cm" svg:height="2.431cm" svg:x="14.82cm" svg:y="9.23cm">
          <text:p text:style-name="P1"><text:span text:style-name="T7">HI4:</text:span><text:span text:style-name="T7"><text:line-break/></text:span><text:span text:style-name="T7">Write_</text:span><text:span text:style-name="T7"><text:line-break/></text:span><text:span text:style-name="T7">Comman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5" draw:text-style-name="P14" draw:layer="layout" svg:width="5.399cm" svg:height="1.199cm" svg:x="11.702cm" svg:y="10.555cm">
          <draw:text-box>
            <text:p><text:span text:style-name="T7">Parameters </text:span></text:p>
            <text:p><text:span text:style-name="T7">written</text:span></text:p>
          </draw:text-box>
        </draw:frame>
        <draw:frame draw:style-name="gr23" draw:text-style-name="P14" draw:layer="layout" svg:width="4.362cm" svg:height="0.725cm" svg:x="16.814cm" svg:y="8.68cm">
          <draw:text-box>
            <text:p><text:span text:style-name="T7">Write command</text:span></text:p>
          </draw:text-box>
        </draw:frame>
        <draw:line draw:style-name="gr19" draw:text-style-name="P1" draw:layer="layout" svg:x1="12.023cm" svg:y1="10.428cm" svg:x2="14.455cm" svg:y2="10.428cm">
          <text:p/>
        </draw:line>
        <draw:custom-shape draw:style-name="gr11" draw:text-style-name="P12" draw:layer="layout" svg:width="2.467cm" svg:height="2.431cm" svg:x="21.114cm" svg:y="9.196cm">
          <text:p text:style-name="P1"><text:span text:style-name="T7">HPIO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7.744cm" svg:y1="10.44cm" svg:x2="20.89cm" svg:y2="10.44cm">
          <text:p/>
        </draw:line>
        <draw:frame draw:style-name="gr25" draw:text-style-name="P14" draw:layer="layout" svg:width="4.362cm" svg:height="1.199cm" svg:x="17.207cm" svg:y="11.005cm">
          <draw:text-box>
            <text:p><text:span text:style-name="T7">Command written</text:span><text:span text:style-name="T7"><text:line-break/></text:span><text:span text:style-name="T7">and 400 ns passed</text:span></text:p>
          </draw:text-box>
        </draw:frame>
        <draw:path draw:style-name="gr24" draw:text-style-name="P15" draw:layer="layout" svg:width="2.595cm" svg:height="1.242cm" draw:transform="rotate (1.70204508654487) translate (22.2301763235404cm 9.20111614215332cm)" svg:viewBox="0 0 2596 1243" svg:d="M131 0c1912 0 2586 11 2447 865-143 879-505 5-2578-413">
          <text:p/>
        </draw:path>
        <draw:frame draw:style-name="gr23" draw:text-style-name="P14" draw:layer="layout" svg:width="5.399cm" svg:height="0.725cm" svg:x="21.308cm" svg:y="5.851cm">
          <draw:text-box>
            <text:p><text:span text:style-name="T7">BSY = 1</text:span></text:p>
          </draw:text-box>
        </draw:frame>
        <draw:path draw:style-name="gr24" draw:text-style-name="P15" draw:layer="layout" svg:width="2.595cm" svg:height="1.242cm" draw:transform="rotate (1.70204508654487) translate (36.4501763235404cm 14.2421161421532cm)" svg:viewBox="0 0 2596 1243" svg:d="M131 0c1912 0 2586 11 2447 865-143 879-505 5-2578-413">
          <text:p/>
        </draw:path>
        <draw:custom-shape draw:style-name="gr11" draw:text-style-name="P12" draw:layer="layout" svg:width="2.467cm" svg:height="2.431cm" svg:x="24.298cm" svg:y="3.565cm">
          <text:p text:style-name="P1"><text:span text:style-name="T7">Error</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23.383cm" svg:y1="9.332cm" svg:x2="24.92cm" svg:y2="6.114cm">
          <text:p/>
        </draw:line>
        <draw:frame draw:style-name="gr23" draw:text-style-name="P14" draw:layer="layout" svg:width="5.399cm" svg:height="0.725cm" svg:x="23.991cm" svg:y="7.892cm">
          <draw:text-box>
            <text:p><text:span text:style-name="T7">BSY=0 and DRQ=0</text:span></text:p>
          </draw:text-box>
        </draw:frame>
        <draw:custom-shape draw:style-name="gr11" draw:text-style-name="P12" draw:layer="layout" svg:width="2.467cm" svg:height="2.431cm" svg:x="21.115cm" svg:y="13.997cm">
          <text:p text:style-name="P1"><text:span text:style-name="T7">HPIOI2:</text:span><text:span text:style-name="T7"><text:line-break/></text:span><text:span text:style-name="T7">Transfer_</text:span><text:span text:style-name="T7"><text:line-break/></text:span><text:span text:style-name="T7">Data</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22.346cm" svg:y1="11.964cm" svg:x2="22.382cm" svg:y2="13.716cm">
          <text:p/>
        </draw:line>
        <draw:frame draw:style-name="gr23" draw:text-style-name="P14" draw:layer="layout" svg:width="5.399cm" svg:height="0.725cm" svg:x="22.601cm" svg:y="12.467cm">
          <draw:text-box>
            <text:p><text:span text:style-name="T7">BSY = 0 and DRQ=1</text:span></text:p>
          </draw:text-box>
        </draw:frame>
        <draw:frame draw:style-name="gr25" draw:text-style-name="P14" draw:layer="layout" svg:width="4.362cm" svg:height="1.199cm" svg:x="16.672cm" svg:y="14.577cm">
          <draw:text-box>
            <text:p><text:span text:style-name="T7">Read from data register</text:span></text:p>
          </draw:text-box>
        </draw:frame>
        <presentation:notes draw:style-name="dp2">
          <draw:page-thumbnail draw:style-name="gr10" draw:layer="layout" svg:width="13.968cm" svg:height="10.476cm" svg:x="3.81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custom-shape draw:style-name="gr11" draw:text-style-name="P12" draw:layer="layout" svg:width="2.467cm" svg:height="2.431cm" svg:x="1.297cm" svg:y="3.564cm">
          <text:p text:style-name="P1"><text:span text:style-name="T7">HIO:</text:span><text:span text:style-name="T7"><text:line-break/></text:span><text:span text:style-name="T7">Host_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9.098cm" svg:y="3.565cm">
          <text:p text:style-name="P1"><text:span text:style-name="T7">H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1" draw:layer="layout" svg:x1="4.121cm" svg:y1="4.815cm" svg:x2="8.77cm" svg:y2="4.851cm">
          <text:p text:style-name="P1"><text:span text:style-name="T6"/></text:p>
          <text:p text:style-name="P1"><text:span text:style-name="T8"/></text:p>
          <text:p text:style-name="P1"><text:span text:style-name="T8">Host needs to</text:span><text:span text:style-name="T8"><text:line-break/></text:span><text:span text:style-name="T8">issue command</text:span></text:p>
        </draw:line>
        <draw:path draw:style-name="gr24" draw:text-style-name="P15" draw:layer="layout" svg:width="2.595cm" svg:height="1.242cm" draw:transform="rotate (1.70204508654487) translate (10.1091763235404cm 3.55111614215332cm)" svg:viewBox="0 0 2596 1243" svg:d="M131 0c1912 0 2586 11 2447 865-143 879-505 5-2578-413">
          <text:p/>
        </draw:path>
        <draw:frame draw:style-name="gr23" draw:text-style-name="P14" draw:layer="layout" svg:width="5.399cm" svg:height="0.725cm" svg:x="8.115cm" svg:y="0.239cm">
          <draw:text-box>
            <text:p><text:span text:style-name="T7">BSY=1 or DRQ=1</text:span></text:p>
          </draw:text-box>
        </draw:frame>
        <draw:custom-shape draw:style-name="gr11" draw:text-style-name="P12" draw:layer="layout" svg:width="2.467cm" svg:height="2.431cm" svg:x="14.814cm" svg:y="3.529cm">
          <text:p text:style-name="P1"><text:span text:style-name="T7">HI2:</text:span><text:span text:style-name="T7"><text:line-break/></text:span><text:span text:style-name="T7">Device_</text:span><text:span text:style-name="T7"><text:line-break/></text:span><text:span text:style-name="T7">Selec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1" draw:layer="layout" svg:x1="11.952cm" svg:y1="4.779cm" svg:x2="14.526cm" svg:y2="4.779cm">
          <text:p text:style-name="P1"><text:span text:style-name="T6"/></text:p>
          <text:p text:style-name="P1"><text:span text:style-name="T7"/></text:p>
          <text:p text:style-name="P1"><text:span text:style-name="T7"><text:line-break/></text:span><text:span text:style-name="T7">BSY=0 and</text:span><text:span text:style-name="T7"><text:line-break/></text:span><text:span text:style-name="T7">DRQ=0 and device </text:span><text:span text:style-name="T7"><text:line-break/></text:span><text:span text:style-name="T7">not selected</text:span></text:p>
        </draw:line>
        <draw:frame draw:style-name="gr5" draw:text-style-name="P14" draw:layer="layout" svg:width="4.362cm" svg:height="1.673cm" svg:x="17.136cm" svg:y="2.92cm">
          <draw:text-box>
            <text:p><text:span text:style-name="T7">Select device by writing to device register</text:span></text:p>
          </draw:text-box>
        </draw:frame>
        <draw:path draw:style-name="gr24" draw:text-style-name="P2" draw:layer="layout" svg:width="3.608cm" svg:height="2.402cm" draw:transform="rotate (-2.48814138164312) translate (15.3480000030438cm 5.95900000397536cm)" svg:viewBox="0 0 3609 2403" svg:d="M0 0c2882 0 3609 2403 3609 2403">
          <text:p/>
        </draw:path>
        <draw:custom-shape draw:style-name="gr11" draw:text-style-name="P12" draw:layer="layout" svg:width="2.467cm" svg:height="2.431cm" svg:x="9.098cm" svg:y="9.265cm">
          <text:p text:style-name="P1"><text:span text:style-name="T7">HI3:</text:span><text:span text:style-name="T7"><text:line-break/></text:span><text:span text:style-name="T7">Write_</text:span><text:span text:style-name="T7"><text:line-break/></text:span><text:span text:style-name="T7">Parameter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6" draw:layer="layout" svg:x1="10.343cm" svg:y1="6.495cm" svg:x2="10.343cm" svg:y2="8.819cm">
          <text:p/>
        </draw:line>
        <draw:frame draw:style-name="gr25" draw:text-style-name="P14" draw:layer="layout" svg:width="5.399cm" svg:height="1.199cm" svg:x="10.736cm" svg:y="7.676cm">
          <draw:text-box>
            <text:p><text:span text:style-name="T7">BSY=0 and DRQ=0 and device selected</text:span></text:p>
          </draw:text-box>
        </draw:frame>
        <draw:frame draw:style-name="gr5" draw:text-style-name="P14" draw:layer="layout" svg:width="4.362cm" svg:height="1.673cm" svg:x="4.586cm" svg:y="9.75cm">
          <draw:text-box>
            <text:p><text:span text:style-name="T7">Write all parameters into command block registers</text:span></text:p>
          </draw:text-box>
        </draw:frame>
        <draw:custom-shape draw:style-name="gr11" draw:text-style-name="P12" draw:layer="layout" svg:width="2.467cm" svg:height="2.431cm" svg:x="14.82cm" svg:y="9.23cm">
          <text:p text:style-name="P1"><text:span text:style-name="T7">HI4:</text:span><text:span text:style-name="T7"><text:line-break/></text:span><text:span text:style-name="T7">Write_</text:span><text:span text:style-name="T7"><text:line-break/></text:span><text:span text:style-name="T7">Comman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5" draw:text-style-name="P14" draw:layer="layout" svg:width="5.399cm" svg:height="1.199cm" svg:x="11.702cm" svg:y="10.555cm">
          <draw:text-box>
            <text:p><text:span text:style-name="T7">Parameters </text:span></text:p>
            <text:p><text:span text:style-name="T7">written</text:span></text:p>
          </draw:text-box>
        </draw:frame>
        <draw:frame draw:style-name="gr23" draw:text-style-name="P14" draw:layer="layout" svg:width="4.362cm" svg:height="0.725cm" svg:x="16.814cm" svg:y="8.68cm">
          <draw:text-box>
            <text:p><text:span text:style-name="T7">Write command</text:span></text:p>
          </draw:text-box>
        </draw:frame>
        <draw:line draw:style-name="gr19" draw:text-style-name="P1" draw:layer="layout" svg:x1="12.023cm" svg:y1="10.428cm" svg:x2="14.455cm" svg:y2="10.428cm">
          <text:p/>
        </draw:line>
        <draw:custom-shape draw:style-name="gr11" draw:text-style-name="P12" draw:layer="layout" svg:width="2.467cm" svg:height="2.431cm" svg:x="21.114cm" svg:y="9.196cm">
          <text:p text:style-name="P1"><text:span text:style-name="T7">HPIOI0:</text:span><text:span text:style-name="T7"><text:line-break/></text:span><text:span text:style-name="T7">INTRQ_</text:span><text:span text:style-name="T7"><text:line-break/></text:span><text:span text:style-name="T7">Wai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7.744cm" svg:y1="10.44cm" svg:x2="20.89cm" svg:y2="10.44cm">
          <text:p/>
        </draw:line>
        <draw:frame draw:style-name="gr25" draw:text-style-name="P14" draw:layer="layout" svg:width="4.362cm" svg:height="1.199cm" svg:x="17.207cm" svg:y="11.005cm">
          <draw:text-box>
            <text:p><text:span text:style-name="T7">Command written</text:span><text:span text:style-name="T7"><text:line-break/></text:span><text:span text:style-name="T7"/></text:p>
          </draw:text-box>
        </draw:frame>
        <draw:path draw:style-name="gr24" draw:text-style-name="P15" draw:layer="layout" svg:width="2.595cm" svg:height="1.242cm" draw:transform="rotate (1.70204508654487) translate (36.4501763235404cm 14.2421161421532cm)" svg:viewBox="0 0 2596 1243" svg:d="M131 0c1912 0 2586 11 2447 865-143 879-505 5-2578-413">
          <text:p/>
        </draw:path>
        <draw:line draw:style-name="gr19" draw:text-style-name="P1" draw:layer="layout" svg:x1="22.346cm" svg:y1="11.964cm" svg:x2="22.382cm" svg:y2="13.716cm">
          <text:p/>
        </draw:line>
        <draw:frame draw:style-name="gr23" draw:text-style-name="P14" draw:layer="layout" svg:width="4.362cm" svg:height="0.725cm" svg:x="22.714cm" svg:y="12.145cm">
          <draw:text-box>
            <text:p><text:span text:style-name="T7">INTRQ asserted</text:span></text:p>
          </draw:text-box>
        </draw:frame>
        <draw:custom-shape draw:style-name="gr11" draw:text-style-name="P12" draw:layer="layout" svg:width="2.467cm" svg:height="2.431cm" svg:x="21.207cm" svg:y="14.272cm">
          <text:p text:style-name="P1"><text:span text:style-name="T7">HPIO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24" draw:text-style-name="P15" draw:layer="layout" svg:width="2.595cm" svg:height="1.242cm" svg:x="23.757cm" svg:y="15.325cm" svg:viewBox="0 0 2596 1243" svg:d="M131 0c1912 0 2586 11 2447 865-143 879-505 5-2578-413">
          <text:p/>
        </draw:path>
        <draw:custom-shape draw:style-name="gr11" draw:text-style-name="P12" draw:layer="layout" svg:width="2.467cm" svg:height="2.431cm" svg:x="16.111cm" svg:y="14.356cm">
          <text:p text:style-name="P1"><text:span text:style-name="T7">Error</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3" draw:text-style-name="P14" draw:layer="layout" svg:width="4.362cm" svg:height="0.725cm" svg:x="23.858cm" svg:y="14.363cm">
          <draw:text-box>
            <text:p><text:span text:style-name="T7">BSY = 1</text:span></text:p>
          </draw:text-box>
        </draw:frame>
        <draw:line draw:style-name="gr19" draw:text-style-name="P1" draw:layer="layout" svg:x1="20.594cm" svg:y1="15.607cm" svg:x2="18.842cm" svg:y2="15.607cm">
          <text:p/>
        </draw:line>
        <draw:frame draw:style-name="gr25" draw:text-style-name="P14" draw:layer="layout" svg:width="4.362cm" svg:height="1.199cm" svg:x="18.78cm" svg:y="14.399cm">
          <draw:text-box>
            <text:p><text:span text:style-name="T7">BSY=0 and</text:span></text:p>
            <text:p><text:span text:style-name="T7">DRQ=0</text:span></text:p>
          </draw:text-box>
        </draw:frame>
        <draw:custom-shape draw:style-name="gr11" draw:text-style-name="P12" draw:layer="layout" svg:width="2.467cm" svg:height="2.431cm" svg:x="21.187cm" svg:y="18.181cm">
          <text:p text:style-name="P1"><text:span text:style-name="T7">HPIOI2:</text:span><text:span text:style-name="T7"><text:line-break/></text:span><text:span text:style-name="T7">Transfer_</text:span><text:span text:style-name="T7"><text:line-break/></text:span><text:span text:style-name="T7">Data</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22.453cm" svg:y1="16.891cm" svg:x2="22.453cm" svg:y2="17.963cm">
          <text:p/>
        </draw:line>
        <draw:frame draw:style-name="gr25" draw:text-style-name="P14" draw:layer="layout" svg:width="4.362cm" svg:height="1.199cm" svg:x="23.638cm" svg:y="18.439cm">
          <draw:text-box>
            <text:p><text:span text:style-name="T7">BSY=0 and</text:span><text:span text:style-name="T7"><text:line-break/></text:span><text:span text:style-name="T7">DRQ=1</text:span></text:p>
          </draw:text-box>
        </draw:frame>
        <presentation:notes draw:style-name="dp2">
          <draw:page-thumbnail draw:style-name="gr10"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custom-shape draw:style-name="gr11" draw:text-style-name="P12" draw:layer="layout" svg:width="2.467cm" svg:height="2.431cm" svg:x="1.297cm" svg:y="3.564cm">
          <text:p text:style-name="P1"><text:span text:style-name="T7">HIO:</text:span><text:span text:style-name="T7"><text:line-break/></text:span><text:span text:style-name="T7">Host_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9.098cm" svg:y="3.565cm">
          <text:p text:style-name="P1"><text:span text:style-name="T7">HI1:</text:span><text:span text:style-name="T7"><text:line-break/></text:span><text:span text:style-name="T7">Check_</text:span><text:span text:style-name="T7"><text:line-break/></text:span><text:span text:style-name="T7">Statu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1" draw:layer="layout" svg:x1="4.121cm" svg:y1="4.815cm" svg:x2="8.77cm" svg:y2="4.851cm">
          <text:p text:style-name="P1"><text:span text:style-name="T6"/></text:p>
          <text:p text:style-name="P1"><text:span text:style-name="T8"/></text:p>
          <text:p text:style-name="P1"><text:span text:style-name="T7"/></text:p>
          <text:p text:style-name="P1"><text:span text:style-name="T7"/></text:p>
          <text:p text:style-name="P1"><text:span text:style-name="T7"/></text:p>
        </draw:line>
        <draw:path draw:style-name="gr24" draw:text-style-name="P15" draw:layer="layout" svg:width="2.595cm" svg:height="1.242cm" draw:transform="rotate (1.70204508654487) translate (10.1091763235404cm 3.55111614215332cm)" svg:viewBox="0 0 2596 1243" svg:d="M131 0c1912 0 2586 11 2447 865-143 879-505 5-2578-413">
          <text:p/>
        </draw:path>
        <draw:frame draw:style-name="gr23" draw:text-style-name="P14" draw:layer="layout" svg:width="5.399cm" svg:height="0.725cm" svg:x="8.115cm" svg:y="0.239cm">
          <draw:text-box>
            <text:p><text:span text:style-name="T7">BSY=1 or DRQ=1</text:span></text:p>
          </draw:text-box>
        </draw:frame>
        <draw:custom-shape draw:style-name="gr11" draw:text-style-name="P12" draw:layer="layout" svg:width="2.467cm" svg:height="2.431cm" svg:x="14.814cm" svg:y="3.529cm">
          <text:p text:style-name="P1"><text:span text:style-name="T7">HI2:</text:span><text:span text:style-name="T7"><text:line-break/></text:span><text:span text:style-name="T7">Device_</text:span><text:span text:style-name="T7"><text:line-break/></text:span><text:span text:style-name="T7">Selec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 draw:text-style-name="P11" draw:layer="layout" svg:x1="11.952cm" svg:y1="4.779cm" svg:x2="14.526cm" svg:y2="4.779cm">
          <text:p text:style-name="P1"><text:span text:style-name="T6"/></text:p>
          <text:p text:style-name="P1"><text:span text:style-name="T7"/></text:p>
          <text:p text:style-name="P1"><text:span text:style-name="T7"><text:line-break/></text:span><text:span text:style-name="T7">BSY=0 and</text:span><text:span text:style-name="T7"><text:line-break/></text:span><text:span text:style-name="T7">DRQ=0 and device </text:span><text:span text:style-name="T7"><text:line-break/></text:span><text:span text:style-name="T7">not selected</text:span></text:p>
        </draw:line>
        <draw:frame draw:style-name="gr5" draw:text-style-name="P14" draw:layer="layout" svg:width="4.362cm" svg:height="1.673cm" svg:x="17.136cm" svg:y="2.92cm">
          <draw:text-box>
            <text:p><text:span text:style-name="T7">Select device by writing to device register</text:span></text:p>
          </draw:text-box>
        </draw:frame>
        <draw:path draw:style-name="gr24" draw:text-style-name="P2" draw:layer="layout" svg:width="3.608cm" svg:height="2.402cm" draw:transform="rotate (-2.48814138164312) translate (15.3480000030438cm 5.95900000397536cm)" svg:viewBox="0 0 3609 2403" svg:d="M0 0c2882 0 3609 2403 3609 2403">
          <text:p/>
        </draw:path>
        <draw:custom-shape draw:style-name="gr11" draw:text-style-name="P12" draw:layer="layout" svg:width="2.467cm" svg:height="2.431cm" svg:x="9.098cm" svg:y="9.265cm">
          <text:p text:style-name="P1"><text:span text:style-name="T7">HI3:</text:span><text:span text:style-name="T7"><text:line-break/></text:span><text:span text:style-name="T7">Write_</text:span><text:span text:style-name="T7"><text:line-break/></text:span><text:span text:style-name="T7">Parameter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6" draw:layer="layout" svg:x1="10.343cm" svg:y1="6.495cm" svg:x2="10.343cm" svg:y2="8.819cm">
          <text:p/>
        </draw:line>
        <draw:frame draw:style-name="gr25" draw:text-style-name="P14" draw:layer="layout" svg:width="5.399cm" svg:height="1.199cm" svg:x="10.736cm" svg:y="7.676cm">
          <draw:text-box>
            <text:p><text:span text:style-name="T7">BSY=0 and DRQ=0 and device selected</text:span></text:p>
          </draw:text-box>
        </draw:frame>
        <draw:frame draw:style-name="gr5" draw:text-style-name="P14" draw:layer="layout" svg:width="4.362cm" svg:height="1.673cm" svg:x="4.586cm" svg:y="9.75cm">
          <draw:text-box>
            <text:p><text:span text:style-name="T7">Write all parameters into command block registers</text:span></text:p>
          </draw:text-box>
        </draw:frame>
        <draw:custom-shape draw:style-name="gr11" draw:text-style-name="P12" draw:layer="layout" svg:width="2.467cm" svg:height="2.431cm" svg:x="14.82cm" svg:y="9.23cm">
          <text:p text:style-name="P1"><text:span text:style-name="T7">HI4:</text:span><text:span text:style-name="T7"><text:line-break/></text:span><text:span text:style-name="T7">Write_</text:span><text:span text:style-name="T7"><text:line-break/></text:span><text:span text:style-name="T7">Comman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5" draw:text-style-name="P14" draw:layer="layout" svg:width="5.399cm" svg:height="1.199cm" svg:x="11.702cm" svg:y="10.555cm">
          <draw:text-box>
            <text:p><text:span text:style-name="T7">Parameters </text:span></text:p>
            <text:p><text:span text:style-name="T7">written</text:span></text:p>
          </draw:text-box>
        </draw:frame>
        <draw:frame draw:style-name="gr23" draw:text-style-name="P14" draw:layer="layout" svg:width="4.362cm" svg:height="0.725cm" svg:x="16.814cm" svg:y="8.68cm">
          <draw:text-box>
            <text:p><text:span text:style-name="T7">Write command</text:span></text:p>
          </draw:text-box>
        </draw:frame>
        <draw:line draw:style-name="gr19" draw:text-style-name="P1" draw:layer="layout" svg:x1="12.023cm" svg:y1="10.428cm" svg:x2="14.455cm" svg:y2="10.428cm">
          <text:p/>
        </draw:line>
        <draw:custom-shape draw:style-name="gr11" draw:text-style-name="P12" draw:layer="layout" svg:width="2.467cm" svg:height="2.431cm" svg:x="21.114cm" svg:y="9.196cm">
          <text:p text:style-name="P1"><text:span text:style-name="T7">HDMA2:</text:span><text:span text:style-name="T7"><text:line-break/></text:span><text:span text:style-name="T7">INTRQ_</text:span><text:span text:style-name="T7"><text:line-break/></text:span><text:span text:style-name="T7">Wai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7.744cm" svg:y1="10.44cm" svg:x2="20.89cm" svg:y2="10.44cm">
          <text:p/>
        </draw:line>
        <draw:frame draw:style-name="gr26" draw:text-style-name="P14" draw:layer="layout" svg:width="4.362cm" svg:height="2.621cm" svg:x="17.239cm" svg:y="10.781cm">
          <draw:text-box>
            <text:p><text:span text:style-name="T7">Command written.</text:span></text:p>
            <text:p><text:span text:style-name="T7">Set start/stop bit in bus master command register</text:span><text:span text:style-name="T7"><text:line-break/></text:span><text:span text:style-name="T7"/></text:p>
          </draw:text-box>
        </draw:frame>
        <draw:path draw:style-name="gr24" draw:text-style-name="P15" draw:layer="layout" svg:width="2.595cm" svg:height="1.242cm" draw:transform="rotate (1.70204508654487) translate (36.4501763235404cm 14.2421161421532cm)" svg:viewBox="0 0 2596 1243" svg:d="M131 0c1912 0 2586 11 2447 865-143 879-505 5-2578-413">
          <text:p/>
        </draw:path>
        <draw:line draw:style-name="gr19" draw:text-style-name="P1" draw:layer="layout" svg:x1="22.346cm" svg:y1="11.964cm" svg:x2="22.378cm" svg:y2="14.951cm">
          <text:p/>
        </draw:line>
        <draw:frame draw:style-name="gr27" draw:text-style-name="P14" draw:layer="layout" svg:width="4.362cm" svg:height="2.147cm" svg:x="22.714cm" svg:y="12.145cm">
          <draw:text-box>
            <text:p><text:span text:style-name="T7">INTRQ asserted </text:span><text:span text:style-name="T7"><text:line-break/></text:span><text:span text:style-name="T7">&amp; interrupt status bit in bus master status register set</text:span></text:p>
          </draw:text-box>
        </draw:frame>
        <draw:frame draw:style-name="gr5" draw:text-style-name="P14" draw:layer="layout" svg:width="5.399cm" svg:height="1.673cm" svg:x="21.107cm" svg:y="15.434cm">
          <draw:text-box>
            <text:p><text:span text:style-name="T7">Transfer completed, reset</text:span></text:p>
            <text:p><text:span text:style-name="T7">Interrupt status bit and start/stop bit</text:span></text:p>
          </draw:text-box>
        </draw:frame>
        <draw:frame draw:style-name="gr28" draw:text-style-name="P17" draw:layer="layout" svg:width="5.502cm" svg:height="2.622cm" svg:x="3.242cm" svg:y="4.464cm">
          <draw:text-box>
            <text:p text:style-name="P1"><text:span text:style-name="T7"/></text:p>
            <text:p text:style-name="P1"><text:span text:style-name="T7">Host needs to</text:span><text:span text:style-name="T7"><text:line-break/></text:span><text:span text:style-name="T7">issue command.</text:span><text:span text:style-name="T7"><text:line-break/></text:span><text:span text:style-name="T7">Prepare PRDT and set up </text:span><text:span text:style-name="T7"><text:line-break/></text:span><text:span text:style-name="T7">bus master registers</text:span></text:p>
          </draw:text-box>
        </draw:frame>
        <presentation:notes draw:style-name="dp2">
          <draw:page-thumbnail draw:style-name="gr10"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custom-shape draw:style-name="gr11" draw:text-style-name="P1" draw:layer="layout" svg:width="11.049cm" svg:height="2.502cm" svg:x="5.236cm" svg:y="2.857cm">
          <text:p text:style-name="P1">Application layer</text:p>
          <draw:enhanced-geometry svg:viewBox="0 0 21600 21600" draw:mirror-vertical="false" draw:mirror-horizontal="true" draw:type="rectangle" draw:enhanced-path="M 0 0 L 21600 0 21600 21600 0 21600 0 0 Z N"/>
        </draw:custom-shape>
        <draw:frame draw:style-name="gr23" draw:text-style-name="P14" draw:layer="layout" svg:width="7.767cm" svg:height="0.725cm" svg:x="17.267cm" svg:y="3.454cm">
          <draw:text-box>
            <text:p><text:span text:style-name="T7">Overall command execution</text:span></text:p>
          </draw:text-box>
        </draw:frame>
        <draw:custom-shape draw:style-name="gr11" draw:text-style-name="P1" draw:layer="layout" svg:width="11.049cm" svg:height="2.502cm" svg:x="5.237cm" svg:y="6.657cm">
          <text:p text:style-name="P1">Transport layer</text:p>
          <draw:enhanced-geometry svg:viewBox="0 0 21600 21600" draw:mirror-vertical="false" draw:mirror-horizontal="true" draw:type="rectangle" draw:enhanced-path="M 0 0 L 21600 0 21600 21600 0 21600 0 0 Z N"/>
        </draw:custom-shape>
        <draw:frame draw:style-name="gr5" draw:text-style-name="P14" draw:layer="layout" svg:width="7.767cm" svg:height="1.673cm" svg:x="17.268cm" svg:y="7.155cm">
          <draw:text-box>
            <text:p><text:span text:style-name="T7">Constructs and decomposes frame information structures (FIS) <text:s/>and communicates with the link layer</text:span></text:p>
          </draw:text-box>
        </draw:frame>
        <draw:custom-shape draw:style-name="gr11" draw:text-style-name="P1" draw:layer="layout" svg:width="11.049cm" svg:height="2.502cm" svg:x="5.238cm" svg:y="10.357cm">
          <text:p text:style-name="P1">Link layer</text:p>
          <draw:enhanced-geometry svg:viewBox="0 0 21600 21600" draw:mirror-vertical="false" draw:mirror-horizontal="true" draw:type="rectangle" draw:enhanced-path="M 0 0 L 21600 0 21600 21600 0 21600 0 0 Z N"/>
        </draw:custom-shape>
        <draw:frame draw:style-name="gr26" draw:text-style-name="P14" draw:layer="layout" svg:width="7.767cm" svg:height="2.621cm" svg:x="17.269cm" svg:y="10.414cm">
          <draw:text-box>
            <text:p><text:span text:style-name="T7">Adds envelopes around frames received by transport layer or removes envelopes from received frames, negotiates transmission with physical layer</text:span></text:p>
          </draw:text-box>
        </draw:frame>
        <draw:custom-shape draw:style-name="gr11" draw:text-style-name="P1" draw:layer="layout" svg:width="11.049cm" svg:height="2.502cm" svg:x="5.239cm" svg:y="14.157cm">
          <text:p text:style-name="P1">Physical layer</text:p>
          <draw:enhanced-geometry svg:viewBox="0 0 21600 21600" draw:mirror-vertical="false" draw:mirror-horizontal="true" draw:type="rectangle" draw:enhanced-path="M 0 0 L 21600 0 21600 21600 0 21600 0 0 Z N"/>
        </draw:custom-shape>
        <draw:frame draw:style-name="gr25" draw:text-style-name="P14" draw:layer="layout" svg:width="7.767cm" svg:height="1.199cm" svg:x="17.27cm" svg:y="14.815cm">
          <draw:text-box>
            <text:p><text:span text:style-name="T7">Handles low-level data transfer between host and device</text:span></text:p>
          </draw:text-box>
        </draw:frame>
        <draw:line draw:style-name="gr19" draw:text-style-name="P1" draw:layer="layout" svg:x1="9.358cm" svg:y1="5.389cm" svg:x2="9.358cm" svg:y2="6.697cm">
          <text:p/>
        </draw:line>
        <draw:line draw:style-name="gr19" draw:text-style-name="P1" draw:layer="layout" svg:x1="9.358cm" svg:y1="9.189cm" svg:x2="9.358cm" svg:y2="10.497cm">
          <text:p/>
        </draw:line>
        <draw:line draw:style-name="gr19" draw:text-style-name="P1" draw:layer="layout" svg:x1="9.358cm" svg:y1="12.889cm" svg:x2="9.358cm" svg:y2="14.197cm">
          <text:p/>
        </draw:line>
        <draw:line draw:style-name="gr19" draw:text-style-name="P1" draw:layer="layout" svg:x1="12.744cm" svg:y1="14.124cm" svg:x2="12.744cm" svg:y2="12.815cm">
          <text:p/>
        </draw:line>
        <draw:line draw:style-name="gr19" draw:text-style-name="P1" draw:layer="layout" svg:x1="12.744cm" svg:y1="10.425cm" svg:x2="12.744cm" svg:y2="9.116cm">
          <text:p/>
        </draw:line>
        <draw:line draw:style-name="gr19" draw:text-style-name="P1" draw:layer="layout" svg:x1="12.744cm" svg:y1="6.626cm" svg:x2="12.744cm" svg:y2="5.317cm">
          <text:p/>
        </draw:line>
        <presentation:notes draw:style-name="dp2">
          <draw:page-thumbnail draw:style-name="gr10" draw:layer="layout" svg:width="13.968cm" svg:height="10.476cm" svg:x="3.81cm" svg:y="2.123cm" draw:page-number="9" presentation:class="page"/>
          <draw:frame presentation:style-name="pr1"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custom-shape draw:style-name="gr11" draw:text-style-name="P12" draw:layer="layout" svg:width="6.529cm" svg:height="2.048cm" svg:x="2.557cm" svg:y="8.471cm">
          <text:p text:style-name="P1"><text:span text:style-name="T7">Port x</text:span></text:p>
          <text:p text:style-name="P1"><text:span text:style-name="T7">Command list base address </text:span></text:p>
          <text:p text:style-name="P1"><text:span text:style-name="T7">register</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2.048cm" svg:x="2.558cm" svg:y="10.771cm">
          <text:p text:style-name="P1"><text:span text:style-name="T7">Port x</text:span></text:p>
          <text:p text:style-name="P1"><text:span text:style-name="T7">FIS base address </text:span></text:p>
          <text:p text:style-name="P1"><text:span text:style-name="T7">register</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8cm" svg:y="5.171cm">
          <text:p text:style-name="P1"><text:span text:style-name="T7">Command slot 0</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8cm" svg:y="6.272cm">
          <text:p text:style-name="P1"><text:span text:style-name="T7">Command slot 1</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8cm" svg:y="7.373cm">
          <text:p text:style-name="P1"><text:span text:style-name="T7">Command slot 2</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8cm" svg:y="8.474cm">
          <text:p text:style-name="P1"><text:span text:style-name="T7">. . .</text:span></text:p>
          <draw:enhanced-geometry svg:viewBox="0 0 21600 21600" draw:mirror-vertical="false" draw:mirror-horizontal="true" draw:type="rectangle" draw:enhanced-path="M 0 0 L 21600 0 21600 21600 0 21600 0 0 Z N"/>
        </draw:custom-shape>
        <draw:custom-shape draw:style-name="gr11" draw:text-style-name="P12" draw:layer="layout" svg:width="6.529cm" svg:height="1.121cm" svg:x="12.058cm" svg:y="9.575cm">
          <text:p text:style-name="P1"><text:span text:style-name="T7">Command slot 31</text:span></text:p>
          <draw:enhanced-geometry svg:viewBox="0 0 21600 21600" draw:mirror-vertical="false" draw:mirror-horizontal="true" draw:type="rectangle" draw:enhanced-path="M 0 0 L 21600 0 21600 21600 0 21600 0 0 Z N"/>
        </draw:custom-shape>
        <draw:line draw:style-name="gr19" draw:text-style-name="P1" draw:layer="layout" svg:x1="9.583cm" svg:y1="8.808cm" svg:x2="11.777cm" svg:y2="6.034cm">
          <text:p/>
        </draw:line>
        <draw:frame draw:style-name="gr20" draw:text-style-name="P4" draw:layer="layout" svg:width="6.969cm" svg:height="0.806cm" svg:x="13.616cm" svg:y="3.968cm">
          <draw:text-box>
            <text:p><text:span text:style-name="T1">Command list</text:span></text:p>
          </draw:text-box>
        </draw:frame>
        <draw:custom-shape draw:style-name="gr11" draw:text-style-name="P12" draw:layer="layout" svg:width="4.448cm" svg:height="1.121cm" svg:x="21.07cm" svg:y="3.253cm">
          <text:p text:style-name="P1"><text:span text:style-name="T7">Command table</text:span></text:p>
          <draw:enhanced-geometry svg:viewBox="0 0 21600 21600" draw:mirror-vertical="false" draw:mirror-horizontal="true" draw:type="rectangle" draw:enhanced-path="M 0 0 L 21600 0 21600 21600 0 21600 0 0 Z N"/>
        </draw:custom-shape>
        <draw:line draw:style-name="gr19" draw:text-style-name="P1" draw:layer="layout" svg:x1="18.908cm" svg:y1="5.646cm" svg:x2="20.747cm" svg:y2="3.872cm">
          <text:p/>
        </draw:line>
        <draw:custom-shape draw:style-name="gr11" draw:text-style-name="P12" draw:layer="layout" svg:width="6.529cm" svg:height="2.048cm" svg:x="12.059cm" svg:y="13.771cm">
          <text:p text:style-name="P1"><text:span text:style-name="T7">Received FIS structure</text:span></text:p>
          <draw:enhanced-geometry svg:viewBox="0 0 21600 21600" draw:mirror-vertical="false" draw:mirror-horizontal="true" draw:type="rectangle" draw:enhanced-path="M 0 0 L 21600 0 21600 21600 0 21600 0 0 Z N"/>
        </draw:custom-shape>
        <draw:line draw:style-name="gr19" draw:text-style-name="P1" draw:layer="layout" svg:x1="9.518cm" svg:y1="12.487cm" svg:x2="11.712cm" svg:y2="13.745cm">
          <text:p/>
        </draw:line>
        <presentation:notes draw:style-name="dp2">
          <draw:page-thumbnail draw:style-name="gr10"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custom-shape draw:style-name="gr11" draw:text-style-name="P12" draw:layer="layout" svg:width="2.467cm" svg:height="2.431cm" svg:x="12.629cm" svg:y="11.14cm">
          <text:p text:style-name="P1"><text:span text:style-name="T7">P: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2.663cm" svg:y="14.884cm">
          <text:p text:style-name="P1"><text:span text:style-name="T7">P:Select</text:span><text:span text:style-name="T7"><text:line-break/></text:span><text:span text:style-name="T7">Cm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2.63cm" svg:y="11.141cm">
          <text:p text:style-name="P1"><text:span text:style-name="T7">P: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7.633cm" svg:y="14.853cm">
          <text:p text:style-name="P1"><text:span text:style-name="T7">P:Fetch</text:span><text:span text:style-name="T7"><text:line-break/></text:span><text:span text:style-name="T7">Cmd</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3.939cm" svg:y1="13.861cm" svg:x2="13.939cm" svg:y2="14.829cm">
          <text:p/>
        </draw:line>
        <draw:line draw:style-name="gr19" draw:text-style-name="P1" draw:layer="layout" svg:x1="15.617cm" svg:y1="16.055cm" svg:x2="17.262cm" svg:y2="16.055cm">
          <text:p/>
        </draw:line>
        <draw:line draw:style-name="gr19" draw:text-style-name="P1" draw:layer="layout" svg:x1="17.617cm" svg:y1="14.958cm" svg:x2="15.294cm" svg:y2="13.248cm">
          <text:p/>
        </draw:line>
        <draw:frame draw:style-name="gr29" draw:text-style-name="P18" draw:layer="layout" svg:width="2.032cm" svg:height="0.645cm" svg:x="13.807cm" svg:y="13.827cm">
          <draw:text-box>
            <text:p><text:span text:style-name="T9">PxCI[i]=0</text:span></text:p>
          </draw:text-box>
        </draw:frame>
        <draw:custom-shape draw:style-name="gr11" draw:text-style-name="P12" draw:layer="layout" svg:width="2.467cm" svg:height="2.431cm" svg:x="7.299cm" svg:y="14.965cm">
          <text:p text:style-name="P1"><text:span text:style-name="T7">CFIS:</text:span><text:span text:style-name="T7"><text:line-break/></text:span><text:span text:style-name="T7">Xmi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7.216cm" svg:y="11.08cm">
          <text:p text:style-name="P1"><text:span text:style-name="T7">CFIS:</text:span><text:span text:style-name="T7"><text:line-break/></text:span><text:span text:style-name="T7">Succes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8.519cm" svg:y1="13.785cm" svg:x2="8.519cm" svg:y2="14.656cm">
          <text:p/>
        </draw:line>
        <draw:line draw:style-name="gr19" draw:text-style-name="P1" draw:layer="layout" svg:x1="9.935cm" svg:y1="12.435cm" svg:x2="12.563cm" svg:y2="12.452cm">
          <text:p/>
        </draw:line>
        <draw:frame draw:style-name="gr15" draw:text-style-name="P8" draw:layer="layout" svg:width="4.394cm" svg:height="1.039cm" svg:x="2.434cm" svg:y="15.617cm">
          <draw:text-box>
            <text:p><text:span text:style-name="T4">Set PxTFD.STS.BSY to 1 and transmit FIS</text:span></text:p>
          </draw:text-box>
        </draw:frame>
        <draw:custom-shape draw:style-name="gr11" draw:text-style-name="P12" draw:layer="layout" svg:width="2.467cm" svg:height="2.431cm" svg:x="17.617cm" svg:y="11.081cm">
          <text:p text:style-name="P1"><text:span text:style-name="T7">DR:Entry</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5.497cm" svg:y1="12.38cm" svg:x2="17.34cm" svg:y2="12.404cm">
          <text:p/>
        </draw:line>
        <draw:custom-shape draw:style-name="gr11" draw:text-style-name="P12" draw:layer="layout" svg:width="2.467cm" svg:height="2.431cm" svg:x="7.217cm" svg:y="11.081cm">
          <text:p text:style-name="P1"><text:span text:style-name="T7">CFIS:</text:span><text:span text:style-name="T7"><text:line-break/></text:span><text:span text:style-name="T7">Succes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5" draw:text-style-name="P18" draw:layer="layout" svg:width="2.032cm" svg:height="1.039cm" svg:x="15.342cm" svg:y="11.417cm">
          <draw:text-box>
            <text:p><text:span text:style-name="T9">Data FIS</text:span></text:p>
            <text:p><text:span text:style-name="T9">received</text:span></text:p>
          </draw:text-box>
        </draw:frame>
        <draw:custom-shape draw:style-name="gr11" draw:text-style-name="P12" draw:layer="layout" svg:width="2.467cm" svg:height="2.431cm" svg:x="17.477cm" svg:y="7.279cm">
          <text:p text:style-name="P1"><text:span text:style-name="T7">DR:Receiv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8.804cm" svg:y1="10.821cm" svg:x2="18.781cm" svg:y2="9.899cm">
          <text:p/>
        </draw:line>
        <draw:frame draw:style-name="gr30" draw:text-style-name="P8" draw:layer="layout" svg:width="4.394cm" svg:height="1.827cm" svg:x="20.223cm" svg:y="7.586cm">
          <draw:text-box>
            <text:p><text:span text:style-name="T4">Transfer data to memory. If I-Bit in a traversed PRDT entry is set, generate interrupt</text:span></text:p>
          </draw:text-box>
        </draw:frame>
        <draw:line draw:style-name="gr19" draw:text-style-name="P1" draw:layer="layout" svg:x1="17.41cm" svg:y1="9.521cm" svg:x2="15.095cm" svg:y2="11.199cm">
          <text:p/>
        </draw:line>
        <draw:line draw:style-name="gr19" draw:text-style-name="P1" draw:layer="layout" svg:x1="12.379cm" svg:y1="13.585cm" svg:x2="10.087cm" svg:y2="15.427cm">
          <text:p/>
        </draw:line>
        <draw:frame draw:style-name="gr15" draw:text-style-name="P18" draw:layer="layout" svg:width="3.107cm" svg:height="1.039cm" svg:x="9.425cm" svg:y="13.473cm">
          <draw:text-box>
            <text:p><text:span text:style-name="T9">Command to </text:span><text:span text:style-name="T9"><text:line-break/></text:span><text:span text:style-name="T9">be issued</text:span></text:p>
          </draw:text-box>
        </draw:frame>
        <draw:custom-shape draw:style-name="gr11" draw:text-style-name="P12" draw:layer="layout" svg:width="2.467cm" svg:height="2.431cm" svg:x="12.605cm" svg:y="7.114cm">
          <text:p text:style-name="P1"><text:span text:style-name="T7">NDR:</text:span><text:span text:style-name="T7"><text:line-break/></text:span><text:span text:style-name="T7">Entry</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1" draw:text-style-name="P18" draw:layer="layout" svg:width="2.759cm" svg:height="1.501cm" svg:x="9.733cm" svg:y="2.81cm">
          <draw:text-box>
            <text:p><text:span text:style-name="T9">BSY=1 and DMA engines running</text:span></text:p>
          </draw:text-box>
        </draw:frame>
        <draw:line draw:style-name="gr19" draw:text-style-name="P1" draw:layer="layout" svg:x1="13.843cm" svg:y1="10.844cm" svg:x2="13.843cm" svg:y2="9.781cm">
          <text:p/>
        </draw:line>
        <draw:custom-shape draw:style-name="gr11" draw:text-style-name="P12" draw:layer="layout" svg:width="2.467cm" svg:height="2.431cm" svg:x="12.54cm" svg:y="3.306cm">
          <text:p text:style-name="P1"><text:span text:style-name="T7">NDR:</text:span><text:span text:style-name="T7"><text:line-break/></text:span><text:span text:style-name="T7">Accep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3.843cm" svg:y1="6.803cm" svg:x2="13.82cm" svg:y2="5.999cm">
          <text:p/>
        </draw:line>
        <draw:custom-shape draw:style-name="gr11" draw:text-style-name="P12" draw:layer="layout" svg:width="2.467cm" svg:height="2.431cm" svg:x="7.222cm" svg:y="3.378cm">
          <text:p text:style-name="P1"><text:span text:style-name="T7">RegFis:</text:span><text:span text:style-name="T7"><text:line-break/></text:span><text:span text:style-name="T7">Entry</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2.319cm" svg:y1="4.511cm" svg:x2="9.956cm" svg:y2="4.535cm">
          <text:p/>
        </draw:line>
        <draw:frame draw:style-name="gr32" draw:text-style-name="P18" draw:layer="layout" svg:width="3.992cm" svg:height="2.221cm" svg:x="2.623cm" svg:y="3.85cm">
          <draw:text-box>
            <text:p><text:span text:style-name="T9">Copy register FIS to received FIS structure</text:span></text:p>
            <text:p><text:span text:style-name="T9">Update PxTFD with status and error from FIS</text:span></text:p>
          </draw:text-box>
        </draw:frame>
        <draw:frame draw:style-name="gr31" draw:text-style-name="P18" draw:layer="layout" svg:width="2.759cm" svg:height="1.501cm" svg:x="5.674cm" svg:y="6.174cm">
          <draw:text-box>
            <text:p><text:span text:style-name="T9">BSY=DRQ=0</text:span></text:p>
          </draw:text-box>
        </draw:frame>
        <draw:frame draw:style-name="gr31" draw:text-style-name="P18" draw:layer="layout" svg:width="2.759cm" svg:height="1.501cm" svg:x="9.734cm" svg:y="2.811cm">
          <draw:text-box>
            <text:p><text:span text:style-name="T9">BSY=1 and DMA engines running</text:span></text:p>
          </draw:text-box>
        </draw:frame>
        <draw:custom-shape draw:style-name="gr11" draw:text-style-name="P12" draw:layer="layout" svg:width="2.467cm" svg:height="2.431cm" svg:x="7.218cm" svg:y="7.082cm">
          <text:p text:style-name="P1"><text:span text:style-name="T7">RegFis:</text:span><text:span text:style-name="T7"><text:line-break/></text:span><text:span text:style-name="T7">ClearCI</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8.379cm" svg:y1="6.015cm" svg:x2="8.379cm" svg:y2="6.897cm">
          <text:p/>
        </draw:line>
        <draw:line draw:style-name="gr19" draw:text-style-name="P1" draw:layer="layout" svg:x1="9.753cm" svg:y1="9.413cm" svg:x2="12.503cm" svg:y2="11.281cm">
          <text:p/>
        </draw:line>
        <draw:frame draw:style-name="gr31" draw:text-style-name="P18" draw:layer="layout" svg:width="3.992cm" svg:height="1.501cm" svg:x="3.297cm" svg:y="7.379cm">
          <draw:text-box>
            <text:p><text:span text:style-name="T9">Clear bit in PxCI</text:span></text:p>
            <text:p><text:span text:style-name="T9">Set IPS in PxIS</text:span></text:p>
            <text:p><text:span text:style-name="T9">Create interrupt</text:span></text:p>
          </draw:text-box>
        </draw:frame>
        <draw:frame draw:style-name="gr31" draw:text-style-name="P18" draw:layer="layout" svg:width="2.759cm" svg:height="1.501cm" svg:x="13.843cm" svg:y="9.64cm">
          <draw:text-box>
            <text:p><text:span text:style-name="T9">Reg. FIS</text:span><text:span text:style-name="T9"><text:line-break/></text:span><text:span text:style-name="T9">received</text:span></text:p>
          </draw:text-box>
        </draw:frame>
        <presentation:notes draw:style-name="dp2">
          <draw:page-thumbnail draw:style-name="gr10" draw:layer="layout" svg:width="13.968cm" svg:height="10.476cm" svg:x="3.81cm" svg:y="2.123cm" draw:page-number="11" presentation:class="page"/>
          <draw:frame presentation:style-name="pr1"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custom-shape draw:style-name="gr11" draw:text-style-name="P12" draw:layer="layout" svg:width="2.467cm" svg:height="2.431cm" svg:x="12.652cm" svg:y="10.696cm">
          <text:p text:style-name="P1"><text:span text:style-name="T7">P:</text:span><text:span text:style-name="T7"><text:line-break/></text:span><text:span text:style-name="T7">NotRunning</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6.072cm" svg:y="14.831cm">
          <text:p text:style-name="P1"><text:span text:style-name="T7">P:</text:span><text:span text:style-name="T7"><text:line-break/></text:span><text:span text:style-name="T7">StartComm</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24" draw:text-style-name="P2" draw:layer="layout" svg:width="2.427cm" svg:height="1.211cm" draw:transform="rotate (-0.356745299107641) translate (15.445cm 12.552cm)" svg:viewBox="0 0 2428 1212" svg:d="M0 0c1518 0 2428 1212 2428 1212">
          <text:p/>
        </draw:path>
        <draw:frame draw:style-name="gr32" draw:text-style-name="P8" draw:layer="layout" svg:width="6.89cm" svg:height="2.221cm" svg:x="16.636cm" svg:y="11.275cm">
          <draw:text-box>
            <text:p><text:span text:style-name="T4">(PxSCTL.DET written to 0x1 and PxCMD.SUD=1)</text:span></text:p>
            <text:p><text:span text:style-name="T4">OR </text:span></text:p>
            <text:p><text:span text:style-name="T4"><text:s/></text:span><text:span text:style-name="T4">(PxCMD.SUD switched from 0 to 1 and <text:s/>PxSCTL.DET=0)</text:span></text:p>
          </draw:text-box>
        </draw:frame>
        <draw:frame draw:style-name="gr33" draw:text-style-name="P8" draw:layer="layout" svg:width="6.89cm" svg:height="1.433cm" svg:x="18.72cm" svg:y="15.344cm">
          <draw:text-box>
            <text:p><text:span text:style-name="T4">Send COMRESET to device</text:span></text:p>
            <text:p><text:span text:style-name="T4">Set PxTFD.STS to 0x7f. Wait for PxSCTL.DET to be cleared by software</text:span></text:p>
          </draw:text-box>
        </draw:frame>
        <draw:path draw:style-name="gr24" draw:text-style-name="P2" draw:layer="layout" svg:width="2.646cm" svg:height="1.478cm" draw:transform="rotate (2.76529966685982) translate (15.776cm 15.859cm)" svg:viewBox="0 0 2647 1479" svg:d="M0 0c1529 0 2647 1479 2647 1479">
          <text:p/>
        </draw:path>
        <draw:frame draw:style-name="gr29" draw:text-style-name="P8" draw:layer="layout" svg:width="6.89cm" svg:height="0.645cm" svg:x="11.551cm" svg:y="15.628cm">
          <draw:text-box>
            <text:p><text:span text:style-name="T4">PxSCTL.DET not 0x1</text:span></text:p>
          </draw:text-box>
        </draw:frame>
        <draw:custom-shape draw:style-name="gr11" draw:text-style-name="P12" draw:layer="layout" svg:width="2.467cm" svg:height="2.431cm" svg:x="7.507cm" svg:y="12.98cm">
          <text:p text:style-name="P1"><text:span text:style-name="T7">P:</text:span><text:span text:style-name="T7"><text:line-break/></text:span><text:span text:style-name="T7">ComIni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2.652cm" svg:y="7.228cm">
          <text:p text:style-name="P1"><text:span text:style-name="T7">NDR:</text:span><text:span text:style-name="T7"><text:line-break/></text:span><text:span text:style-name="T7">Entry</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12.652cm" svg:y="4.029cm">
          <text:p text:style-name="P1"><text:span text:style-name="T7">NDR:</text:span><text:span text:style-name="T7"><text:line-break/></text:span><text:span text:style-name="T7">Accep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24" draw:text-style-name="P2" draw:layer="layout" svg:width="2.447cm" svg:height="2.144cm" draw:transform="rotate (1.16029488672583) translate (9.525cm 12.849cm)" svg:viewBox="0 0 2448 2145" svg:d="M0 0c1659 0 2448 2145 2448 2145">
          <text:p/>
        </draw:path>
        <draw:path draw:style-name="gr24" draw:text-style-name="P2" draw:layer="layout" svg:width="2.301cm" svg:height="1.713cm" draw:transform="rotate (-2.02266207013623) translate (12.83300000004cm 12.9810000000194cm)" svg:viewBox="0 0 2302 1714" svg:d="M0 0c1214 0 2302 1714 2302 1714">
          <text:p/>
        </draw:path>
        <draw:frame draw:style-name="gr15" draw:text-style-name="P8" draw:layer="layout" svg:width="6.89cm" svg:height="1.039cm" svg:x="10.328cm" svg:y="13.115cm">
          <draw:text-box>
            <text:p><text:span text:style-name="T4">COMINIT </text:span><text:span text:style-name="T4"><text:line-break/></text:span><text:span text:style-name="T4">received</text:span></text:p>
          </draw:text-box>
        </draw:frame>
        <draw:frame draw:style-name="gr33" draw:text-style-name="P8" draw:layer="layout" svg:width="6.89cm" svg:height="1.433cm" svg:x="2.644cm" svg:y="13.525cm">
          <draw:text-box>
            <text:p><text:span text:style-name="T4">Set BSY flag in PxTFD.STS</text:span></text:p>
            <text:p><text:span text:style-name="T4">Set PxSSTS.DET to 0x1</text:span></text:p>
            <text:p><text:span text:style-name="T4">Set PxSERR.DIAG.X</text:span></text:p>
          </draw:text-box>
        </draw:frame>
        <draw:line draw:style-name="gr19" draw:text-style-name="P1" draw:layer="layout" svg:x1="13.885cm" svg:y1="10.567cm" svg:x2="13.891cm" svg:y2="9.906cm">
          <text:p/>
        </draw:line>
        <draw:line draw:style-name="gr19" draw:text-style-name="P1" draw:layer="layout" svg:x1="13.885cm" svg:y1="7.167cm" svg:x2="13.885cm" svg:y2="6.605cm">
          <text:p/>
        </draw:line>
        <draw:frame draw:style-name="gr15" draw:text-style-name="P8" draw:layer="layout" svg:width="6.89cm" svg:height="1.039cm" svg:x="14.264cm" svg:y="9.743cm">
          <draw:text-box>
            <text:p><text:span text:style-name="T4">D2H register FIS</text:span></text:p>
            <text:p><text:span text:style-name="T4">received</text:span></text:p>
          </draw:text-box>
        </draw:frame>
        <draw:custom-shape draw:style-name="gr11" draw:text-style-name="P12" draw:layer="layout" svg:width="2.467cm" svg:height="2.431cm" svg:x="5.953cm" svg:y="4.03cm">
          <text:p text:style-name="P1"><text:span text:style-name="T7">P:Reg</text:span><text:span text:style-name="T7"><text:line-break/></text:span><text:span text:style-name="T7">Fis</text:span><text:span text:style-name="T7"><text:line-break/></text:span><text:span text:style-name="T7">Updat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12.138cm" svg:y1="5.209cm" svg:x2="8.798cm" svg:y2="5.209cm">
          <text:p/>
        </draw:line>
        <draw:frame draw:style-name="gr15" draw:text-style-name="P8" draw:layer="layout" svg:width="6.89cm" svg:height="1.039cm" svg:x="8.776cm" svg:y="3.987cm">
          <draw:text-box>
            <text:p><text:span text:style-name="T4">PxCMD.ST=0</text:span></text:p>
            <text:p><text:span text:style-name="T4">PxTFD.STS.BSY=1</text:span></text:p>
          </draw:text-box>
        </draw:frame>
        <draw:frame draw:style-name="gr15" draw:text-style-name="P8" draw:layer="layout" svg:width="6.89cm" svg:height="1.039cm" svg:x="1.19cm" svg:y="3.966cm">
          <draw:text-box>
            <text:p><text:span text:style-name="T4">Update PxSIG with signature </text:span></text:p>
            <text:p><text:span text:style-name="T4">From FIS</text:span></text:p>
          </draw:text-box>
        </draw:frame>
        <draw:custom-shape draw:style-name="gr11" draw:text-style-name="P12" draw:layer="layout" svg:width="2.467cm" svg:height="2.431cm" svg:x="2.403cm" svg:y="7.38cm">
          <text:p text:style-name="P1"><text:span text:style-name="T7">P:RegFis</text:span><text:span text:style-name="T7"><text:line-break/></text:span><text:span text:style-name="T7">Post</text:span><text:span text:style-name="T7"><text:line-break/></text:span><text:span text:style-name="T7">ToMem</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1" draw:layer="layout" svg:x1="5.928cm" svg:y1="6.42cm" svg:x2="4.889cm" svg:y2="7.492cm">
          <text:p/>
        </draw:line>
        <draw:frame draw:style-name="gr29" draw:text-style-name="P8" draw:layer="layout" svg:width="6.89cm" svg:height="0.645cm" svg:x="2.977cm" svg:y="6.194cm">
          <draw:text-box>
            <text:p><text:span text:style-name="T4">PxCMD.FRE=1</text:span></text:p>
          </draw:text-box>
        </draw:frame>
        <draw:frame draw:style-name="gr33" draw:text-style-name="P8" draw:layer="layout" svg:width="6.89cm" svg:height="1.433cm" svg:x="0.352cm" svg:y="10.173cm">
          <draw:text-box>
            <text:p><text:span text:style-name="T4">Post FIS to memory</text:span></text:p>
            <text:p><text:span text:style-name="T4">Update PxTFD.STS </text:span></text:p>
            <text:p><text:span text:style-name="T4">and PxTFD.ERR</text:span></text:p>
          </draw:text-box>
        </draw:frame>
        <draw:line draw:style-name="gr19" draw:text-style-name="P1" draw:layer="layout" svg:x1="8.306cm" svg:y1="6.655cm" svg:x2="12.693cm" svg:y2="10.774cm">
          <text:p/>
        </draw:line>
        <draw:frame draw:style-name="gr29" draw:text-style-name="P8" draw:layer="layout" svg:width="6.89cm" svg:height="0.645cm" svg:x="6.426cm" svg:y="7.77cm">
          <draw:text-box>
            <text:p><text:span text:style-name="T4">PxCMD.FRE=0</text:span></text:p>
          </draw:text-box>
        </draw:frame>
        <draw:line draw:style-name="gr19" draw:text-style-name="P1" draw:layer="layout" svg:x1="5.157cm" svg:y1="9.746cm" svg:x2="12.459cm" svg:y2="11.052cm">
          <text:p/>
        </draw:line>
        <presentation:notes draw:style-name="dp2">
          <draw:page-thumbnail draw:style-name="gr10" draw:layer="layout" svg:width="13.968cm" svg:height="10.476cm" svg:x="3.81cm" svg:y="2.123cm" draw:page-number="12" presentation:class="page"/>
          <draw:frame presentation:style-name="pr1"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custom-shape draw:style-name="gr11" draw:text-style-name="P12" draw:layer="layout" svg:width="2.529cm" svg:height="2.514cm" svg:x="13.412cm" svg:y="8.303cm">
          <text:p text:style-name="P1"><text:span text:style-name="T7">P:</text:span><text:span text:style-name="T7"><text:line-break/></text:span><text:span text:style-name="T7">NotRunning</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12" draw:layer="layout" svg:width="2.467cm" svg:height="2.431cm" svg:x="21.664cm" svg:y="8.373cm">
          <text:p text:style-name="P1"><text:span text:style-name="T7">P:Id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5" draw:text-style-name="P8" draw:layer="layout" svg:width="6.89cm" svg:height="1.039cm" svg:x="16.576cm" svg:y="7.677cm">
          <draw:text-box>
            <text:p><text:span text:style-name="T4">PxCMD.ST goes </text:span></text:p>
            <text:p><text:span text:style-name="T4">from 1 to 0</text:span></text:p>
          </draw:text-box>
        </draw:frame>
        <draw:path draw:style-name="gr34" draw:text-style-name="P2" draw:layer="layout" svg:width="1.539cm" svg:height="1.241cm" draw:transform="rotate (0.876155284501153) translate (14.1604473882802cm 7.23369674714468cm)" svg:viewBox="0 0 1540 1242" svg:d="M0 1242c1662 0 1538-1242 1538-1242">
          <text:p/>
        </draw:path>
        <draw:frame draw:style-name="gr29" draw:text-style-name="P8" draw:layer="layout" svg:width="6.89cm" svg:height="0.645cm" svg:x="15.937cm" svg:y="6.522cm">
          <draw:text-box>
            <text:p><text:span text:style-name="T4">PxCMD.SUD goes to 1 from 0</text:span></text:p>
          </draw:text-box>
        </draw:frame>
        <draw:path draw:style-name="gr34" draw:text-style-name="P2" draw:layer="layout" svg:width="1.682cm" svg:height="1.253cm" draw:transform="rotate (-2.18201063084331) translate (15.0468993969897cm 6.74157703225379cm)" svg:viewBox="0 0 1683 1254" svg:d="M0 1254c1485 0 1683-1254 1683-1254">
          <text:p/>
        </draw:path>
        <draw:custom-shape draw:style-name="gr35" draw:text-style-name="P12" draw:layer="layout" svg:width="3.528cm" svg:height="1.947cm" svg:x="12.986cm" svg:y="3.619cm">
          <text:p text:style-name="P1"><text:span text:style-name="T7">Port reset sequence executed</text:span></text:p>
          <draw:enhanced-geometry svg:viewBox="0 0 21600 21600" draw:type="rectangle" draw:enhanced-path="M 0 0 L 21600 0 21600 21600 0 21600 0 0 Z N"/>
        </draw:custom-shape>
        <draw:frame draw:style-name="gr33" draw:text-style-name="P8" draw:layer="layout" svg:width="6.89cm" svg:height="1.433cm" svg:x="14.234cm" svg:y="12.786cm">
          <draw:text-box>
            <text:p><text:span text:style-name="T4">PxCMD.FRE written to ‘1’ from a ‘0’ and previously processed Register FIS is in receive FIFO and PxSERR.DIAG.X = ‘0’</text:span></text:p>
          </draw:text-box>
        </draw:frame>
        <draw:frame draw:style-name="gr29" draw:text-style-name="P8" draw:layer="layout" svg:width="6.89cm" svg:height="0.645cm" svg:x="15.937cm" svg:y="6.523cm">
          <draw:text-box>
            <text:p><text:span text:style-name="T4">PxCMD.SUD goes to 1 from 0</text:span></text:p>
          </draw:text-box>
        </draw:frame>
        <draw:custom-shape draw:style-name="gr11" draw:text-style-name="P12" draw:layer="layout" svg:width="2.467cm" svg:height="2.431cm" svg:x="10.564cm" svg:y="13.515cm">
          <text:p text:style-name="P1"><text:span text:style-name="T7">P:RegFis</text:span><text:span text:style-name="T7"><text:line-break/></text:span><text:span text:style-name="T7">PostToMem</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34" draw:text-style-name="P2" draw:layer="layout" svg:width="2.871cm" svg:height="1.379cm" draw:transform="rotate (-1.53554067590461) translate (14.294cm 11.101cm)" svg:viewBox="0 0 2872 1380" svg:d="M0 0c2587 0 2872 1380 2872 1380">
          <text:p/>
        </draw:path>
        <draw:path draw:style-name="gr34" draw:text-style-name="P2" draw:layer="layout" svg:width="2.967cm" svg:height="1.57cm" draw:transform="rotate (1.43954756704492) translate (11.557cm 13.29cm)" svg:viewBox="0 0 2968 1571" svg:d="M0 0c2086 0 2968 1571 2968 1571">
          <text:p/>
        </draw:path>
        <draw:path draw:style-name="gr34" draw:text-style-name="P2" draw:layer="layout" svg:width="4.875cm" svg:height="1.85cm" draw:transform="rotate (2.70281687963842) translate (20.6537914633921cm 11.2863297967326cm)" svg:viewBox="0 0 4876 1851" svg:d="M0 1851c2721 0 4876-1851 4876-1851">
          <text:p/>
        </draw:path>
        <draw:path draw:style-name="gr24" draw:text-style-name="P2" draw:layer="layout" svg:width="4.422cm" svg:height="2.385cm" draw:transform="rotate (-0.549080582677417) translate (17.5762818052769cm 7.72769669989989cm)" svg:viewBox="0 0 4423 2386" svg:d="M0 2386c2389 0 4423-2386 4423-2386">
          <text:p/>
        </draw:path>
        <draw:frame draw:style-name="gr29" draw:text-style-name="P8" draw:layer="layout" svg:width="6.89cm" svg:height="0.645cm" svg:x="17.032cm" svg:y="10.932cm">
          <draw:text-box>
            <text:p><text:span text:style-name="T4">PxCMD.ST = 1</text:span></text:p>
          </draw:text-box>
        </draw:frame>
        <presentation:notes draw:style-name="dp2">
          <draw:page-thumbnail draw:style-name="gr10" draw:layer="layout" svg:width="13.968cm" svg:height="10.476cm" svg:x="3.81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meta:initial-creator>
    <meta:creation-date>2011-06-11T21:44:26</meta:creation-date>
    <meta:editing-duration>PT6H3M58S</meta:editing-duration>
    <meta:editing-cycles>147</meta:editing-cycles>
    <dc:date>2018-04-20T23:06:37.490714280</dc:date>
    <dc:creator>Christian </dc:creator>
    <meta:generator>LibreOffice/5.1.6.2$Linux_X86_64 LibreOffice_project/10m0$Build-2</meta:generator>
    <meta:document-statistic meta:object-count="367"/>
  </office:meta>
</office:document-meta>
</file>